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weight="normal" officeooo:rsid="002fa779" officeooo:paragraph-rsid="0020cbdf" style:font-weight-asian="normal" style:font-weight-complex="normal"/>
    </style:style>
    <style:style style:name="P2" style:family="paragraph" style:parent-style-name="Standard">
      <style:text-properties style:font-name="Calibri" fo:font-weight="normal" officeooo:rsid="0019747c" officeooo:paragraph-rsid="0020cbdf" style:font-weight-asian="normal" style:font-weight-complex="normal"/>
    </style:style>
    <style:style style:name="P3" style:family="paragraph" style:parent-style-name="Standard">
      <style:text-properties style:font-name="Calibri" fo:font-weight="normal" officeooo:rsid="002e0f29" officeooo:paragraph-rsid="0020cbdf" style:font-weight-asian="normal" style:font-weight-complex="normal"/>
    </style:style>
    <style:style style:name="P4" style:family="paragraph" style:parent-style-name="Standard">
      <style:text-properties style:font-name="Calibri" fo:font-weight="normal" officeooo:rsid="002e8ae2" officeooo:paragraph-rsid="0020cbdf" style:font-weight-asian="normal" style:font-weight-complex="normal"/>
    </style:style>
    <style:style style:name="P5" style:family="paragraph" style:parent-style-name="Standard">
      <style:text-properties style:font-name="Calibri" fo:font-weight="normal" officeooo:rsid="005c64a2" officeooo:paragraph-rsid="0020cbdf" style:font-weight-asian="normal" style:font-weight-complex="normal"/>
    </style:style>
    <style:style style:name="P6" style:family="paragraph" style:parent-style-name="Standard">
      <style:text-properties style:font-name="Calibri" fo:font-weight="normal" officeooo:rsid="0046c7ab" officeooo:paragraph-rsid="00217222" style:font-weight-asian="normal" style:font-weight-complex="normal"/>
    </style:style>
    <style:style style:name="P7" style:family="paragraph" style:parent-style-name="Standard">
      <style:text-properties style:font-name="Calibri" fo:font-weight="normal" officeooo:rsid="0035fb1c" officeooo:paragraph-rsid="00217222" style:font-weight-asian="normal" style:font-weight-complex="normal"/>
    </style:style>
    <style:style style:name="P8" style:family="paragraph" style:parent-style-name="Standard">
      <style:text-properties style:font-name="Calibri" fo:font-weight="normal" officeooo:rsid="0036c835" officeooo:paragraph-rsid="00217222" style:font-weight-asian="normal" style:font-weight-complex="normal"/>
    </style:style>
    <style:style style:name="P9" style:family="paragraph" style:parent-style-name="Standard">
      <style:text-properties style:font-name="Calibri" fo:font-weight="normal" officeooo:rsid="003bfa7e" officeooo:paragraph-rsid="00217222" style:font-weight-asian="normal" style:font-weight-complex="normal"/>
    </style:style>
    <style:style style:name="P10" style:family="paragraph" style:parent-style-name="Standard">
      <style:text-properties style:font-name="Calibri" fo:font-weight="normal" officeooo:rsid="0041aaf4" officeooo:paragraph-rsid="00217222" style:font-weight-asian="normal" style:font-weight-complex="normal"/>
    </style:style>
    <style:style style:name="P11" style:family="paragraph" style:parent-style-name="Standard">
      <style:text-properties style:font-name="Calibri" fo:font-weight="normal" officeooo:rsid="0044cb3e" officeooo:paragraph-rsid="00217222" style:font-weight-asian="normal" style:font-weight-complex="normal"/>
    </style:style>
    <style:style style:name="P12" style:family="paragraph" style:parent-style-name="Standard">
      <style:text-properties style:font-name="Calibri" fo:font-weight="normal" officeooo:rsid="005e7c63" officeooo:paragraph-rsid="00217222" style:font-weight-asian="normal" style:font-weight-complex="normal"/>
    </style:style>
    <style:style style:name="P13" style:family="paragraph" style:parent-style-name="Standard">
      <style:text-properties style:font-name="Calibri" fo:font-weight="normal" officeooo:rsid="004d28cc" officeooo:paragraph-rsid="00217222" style:font-weight-asian="normal" style:font-weight-complex="normal"/>
    </style:style>
    <style:style style:name="P14" style:family="paragraph" style:parent-style-name="Standard">
      <style:text-properties style:font-name="Calibri" fo:font-weight="normal" officeooo:rsid="004ffd4e" officeooo:paragraph-rsid="00217222" style:font-weight-asian="normal" style:font-weight-complex="normal"/>
    </style:style>
    <style:style style:name="P15" style:family="paragraph" style:parent-style-name="Standard">
      <style:text-properties style:font-name="Calibri" fo:font-weight="bold" officeooo:rsid="0035fb1c" officeooo:paragraph-rsid="00217222" style:font-weight-asian="bold" style:font-weight-complex="bold"/>
    </style:style>
    <style:style style:name="P16" style:family="paragraph" style:parent-style-name="Standard">
      <style:text-properties style:font-name="Calibri" fo:font-weight="bold" officeooo:rsid="005e7c63" officeooo:paragraph-rsid="00217222" style:font-weight-asian="bold" style:font-weight-complex="bold"/>
    </style:style>
    <style:style style:name="P17" style:family="paragraph" style:parent-style-name="Standard">
      <style:text-properties style:font-name="Calibri" fo:font-style="italic" fo:font-weight="normal" officeooo:rsid="003bfa7e" officeooo:paragraph-rsid="00217222" style:font-style-asian="italic" style:font-weight-asian="normal" style:font-style-complex="italic" style:font-weight-complex="normal"/>
    </style:style>
    <style:style style:name="P18" style:family="paragraph" style:parent-style-name="Standard">
      <style:text-properties style:font-name="Calibri" fo:font-style="italic" fo:font-weight="normal" officeooo:rsid="0041aaf4" officeooo:paragraph-rsid="00217222" style:font-style-asian="italic" style:font-weight-asian="normal" style:font-style-complex="italic" style:font-weight-complex="normal"/>
    </style:style>
    <style:style style:name="P19" style:family="paragraph" style:parent-style-name="Standard">
      <style:text-properties fo:font-weight="bold" officeooo:rsid="001e7508" officeooo:paragraph-rsid="0020cbdf" style:font-weight-asian="bold" style:font-weight-complex="bold"/>
    </style:style>
    <style:style style:name="P20" style:family="paragraph" style:parent-style-name="Standard">
      <style:text-properties fo:font-weight="normal" officeooo:rsid="001e7508" officeooo:paragraph-rsid="0020cbdf" style:font-weight-asian="normal" style:font-weight-complex="normal"/>
    </style:style>
    <style:style style:name="P21" style:family="paragraph" style:parent-style-name="Standard">
      <style:text-properties fo:font-weight="normal" officeooo:rsid="001e84ee" officeooo:paragraph-rsid="0020cbdf" style:font-weight-asian="normal" style:font-weight-complex="normal"/>
    </style:style>
    <style:style style:name="P22" style:family="paragraph" style:parent-style-name="Standard">
      <style:text-properties fo:font-weight="normal" officeooo:rsid="000f571b" officeooo:paragraph-rsid="0020cbdf" style:font-weight-asian="normal" style:font-weight-complex="normal"/>
    </style:style>
    <style:style style:name="P23" style:family="paragraph" style:parent-style-name="Text_20_body">
      <style:text-properties style:font-name="Times New Roman" fo:font-size="12pt" fo:language="de" fo:country="DE" fo:font-weight="normal" officeooo:rsid="003381b3" officeooo:paragraph-rsid="00254633" style:font-size-asian="12pt" style:font-weight-asian="normal" style:font-size-complex="12pt" style:font-weight-complex="normal"/>
    </style:style>
    <style:style style:name="P24" style:family="paragraph" style:parent-style-name="Text_20_body">
      <style:text-properties style:font-name="Times New Roman" officeooo:rsid="00254633" officeooo:paragraph-rsid="00254633"/>
    </style:style>
    <style:style style:name="P25" style:family="paragraph" style:parent-style-name="Text_20_body" style:list-style-name="L1">
      <style:text-properties officeooo:paragraph-rsid="00254633"/>
    </style:style>
    <style:style style:name="P26" style:family="paragraph" style:parent-style-name="Text_20_body" style:list-style-name="L7">
      <style:text-properties officeooo:rsid="002a87ba" officeooo:paragraph-rsid="00254633"/>
    </style:style>
    <style:style style:name="P27" style:family="paragraph" style:parent-style-name="Text_20_body" style:list-style-name="L5">
      <style:text-properties officeooo:paragraph-rsid="00254633"/>
    </style:style>
    <style:style style:name="P28" style:family="paragraph" style:parent-style-name="Text_20_body" style:list-style-name="L6">
      <style:text-properties officeooo:paragraph-rsid="00254633"/>
    </style:style>
    <style:style style:name="P29" style:family="paragraph" style:parent-style-name="Text_20_body" style:list-style-name="L7">
      <style:text-properties officeooo:paragraph-rsid="00254633"/>
    </style:style>
    <style:style style:name="P30" style:family="paragraph" style:parent-style-name="Text_20_body">
      <style:paragraph-properties fo:margin-top="0cm" fo:margin-bottom="0cm" loext:contextual-spacing="false"/>
      <style:text-properties style:font-name="Source Sans Pro" fo:font-weight="bold" officeooo:rsid="000f9421" officeooo:paragraph-rsid="00254633" style:font-weight-asian="bold" style:font-weight-complex="bold"/>
    </style:style>
    <style:style style:name="P31" style:family="paragraph" style:parent-style-name="Text_20_body">
      <style:paragraph-properties fo:margin-top="0cm" fo:margin-bottom="0cm" loext:contextual-spacing="false"/>
      <style:text-properties style:font-name="Source Sans Pro" officeooo:rsid="000f9421" officeooo:paragraph-rsid="00254633"/>
    </style:style>
    <style:style style:name="P32" style:family="paragraph" style:parent-style-name="Standard">
      <style:text-properties style:font-name="Calibri" fo:font-weight="bold" officeooo:rsid="0019747c" officeooo:paragraph-rsid="0020cbdf" style:font-weight-asian="bold" style:font-weight-complex="bold"/>
    </style:style>
    <style:style style:name="P33" style:family="paragraph" style:parent-style-name="Standard">
      <style:text-properties style:font-name="Calibri" fo:font-weight="normal" officeooo:rsid="004ffd4e" officeooo:paragraph-rsid="00217222" style:font-weight-asian="normal" style:font-weight-complex="normal"/>
    </style:style>
    <style:style style:name="P34" style:family="paragraph" style:parent-style-name="Standard">
      <style:text-properties style:font-name="Times New Roman" fo:font-weight="normal" officeooo:rsid="002a3eee" officeooo:paragraph-rsid="00254633" style:font-weight-asian="normal" style:font-weight-complex="normal"/>
    </style:style>
    <style:style style:name="P35" style:family="paragraph" style:parent-style-name="Standard">
      <style:text-properties style:font-name="Times New Roman" officeooo:rsid="004e54d4" officeooo:paragraph-rsid="00254633"/>
    </style:style>
    <style:style style:name="P36" style:family="paragraph" style:parent-style-name="Standard">
      <style:text-properties style:font-name="Times New Roman" officeooo:rsid="002347b3" officeooo:paragraph-rsid="00254633"/>
    </style:style>
    <style:style style:name="P37" style:family="paragraph" style:parent-style-name="Standard">
      <style:text-properties style:font-name="Times New Roman" fo:font-size="12pt" fo:language="de" fo:country="DE" fo:font-weight="normal" officeooo:rsid="002b8e2f" officeooo:paragraph-rsid="00254633" style:font-size-asian="12pt" style:font-weight-asian="normal" style:font-size-complex="12pt" style:font-weight-complex="normal"/>
    </style:style>
    <style:style style:name="P38" style:family="paragraph" style:parent-style-name="Standard">
      <style:text-properties style:font-name="Times New Roman" fo:font-size="12pt" fo:language="de" fo:country="DE" fo:font-weight="normal" officeooo:rsid="0025cbfa" officeooo:paragraph-rsid="00254633" style:font-size-asian="12pt" style:font-weight-asian="normal" style:font-size-complex="12pt" style:font-weight-complex="normal"/>
    </style:style>
    <style:style style:name="P39" style:family="paragraph" style:parent-style-name="Standard">
      <style:text-properties style:font-name="Times New Roman" fo:font-size="12pt" fo:language="de" fo:country="DE" fo:font-weight="normal" officeooo:rsid="004e54d4" officeooo:paragraph-rsid="00254633" style:font-size-asian="12pt" style:font-weight-asian="normal" style:font-size-complex="12pt" style:font-weight-complex="normal"/>
    </style:style>
    <style:style style:name="P40" style:family="paragraph" style:parent-style-name="Standard">
      <style:text-properties style:font-name="Times New Roman" officeooo:rsid="002697a8" officeooo:paragraph-rsid="00254633"/>
    </style:style>
    <style:style style:name="P41" style:family="paragraph" style:parent-style-name="Standard">
      <style:text-properties style:font-name="Times New Roman" officeooo:rsid="0025cbfa" officeooo:paragraph-rsid="00254633"/>
    </style:style>
    <style:style style:name="P42" style:family="paragraph" style:parent-style-name="Standard">
      <style:text-properties style:font-name="Times New Roman" officeooo:rsid="0003b759" officeooo:paragraph-rsid="00254633"/>
    </style:style>
    <style:style style:name="P43" style:family="paragraph" style:parent-style-name="Standard">
      <style:text-properties style:font-name="Times New Roman" officeooo:rsid="0024dd6e" officeooo:paragraph-rsid="00254633"/>
    </style:style>
    <style:style style:name="P44" style:family="paragraph" style:parent-style-name="Standard">
      <style:text-properties style:font-name="Times New Roman" officeooo:rsid="0026a7f1" officeooo:paragraph-rsid="00254633"/>
    </style:style>
    <style:style style:name="P45" style:family="paragraph" style:parent-style-name="Standard">
      <style:text-properties style:font-name="Times New Roman" officeooo:rsid="0027f886" officeooo:paragraph-rsid="00254633"/>
    </style:style>
    <style:style style:name="P46" style:family="paragraph" style:parent-style-name="Standard">
      <style:text-properties style:font-name="Times New Roman" officeooo:rsid="002b112a" officeooo:paragraph-rsid="00254633"/>
    </style:style>
    <style:style style:name="P47" style:family="paragraph" style:parent-style-name="Standard">
      <style:text-properties style:font-name="Times New Roman" officeooo:rsid="002d137f" officeooo:paragraph-rsid="00254633"/>
    </style:style>
    <style:style style:name="P48" style:family="paragraph" style:parent-style-name="Standard">
      <style:text-properties style:font-name="Times New Roman" officeooo:rsid="002ebf11" officeooo:paragraph-rsid="00254633"/>
    </style:style>
    <style:style style:name="P49" style:family="paragraph" style:parent-style-name="Standard">
      <style:text-properties style:font-name="Times New Roman" officeooo:rsid="001872e1" officeooo:paragraph-rsid="00254633"/>
    </style:style>
    <style:style style:name="P50" style:family="paragraph" style:parent-style-name="Standard">
      <style:text-properties style:font-name="Times New Roman" officeooo:rsid="0019e023" officeooo:paragraph-rsid="00254633"/>
    </style:style>
    <style:style style:name="P51" style:family="paragraph" style:parent-style-name="Standard">
      <style:text-properties style:font-name="Times New Roman" officeooo:rsid="00331362" officeooo:paragraph-rsid="00254633"/>
    </style:style>
    <style:style style:name="P52" style:family="paragraph" style:parent-style-name="Standard">
      <style:text-properties style:font-name="Times New Roman" officeooo:rsid="00219dc0" officeooo:paragraph-rsid="00254633"/>
    </style:style>
    <style:style style:name="P53" style:family="paragraph" style:parent-style-name="Standard">
      <style:text-properties style:font-name="Times New Roman" officeooo:rsid="0039d901" officeooo:paragraph-rsid="00254633"/>
    </style:style>
    <style:style style:name="P54" style:family="paragraph" style:parent-style-name="Standard">
      <style:text-properties style:font-name="Times New Roman" officeooo:rsid="003ba5e2" officeooo:paragraph-rsid="00254633"/>
    </style:style>
    <style:style style:name="P55" style:family="paragraph" style:parent-style-name="Standard">
      <style:text-properties style:font-name="Times New Roman" officeooo:rsid="003d7b34" officeooo:paragraph-rsid="00254633"/>
    </style:style>
    <style:style style:name="P56" style:family="paragraph" style:parent-style-name="Standard">
      <style:text-properties style:font-name="Times New Roman" officeooo:rsid="0044d531" officeooo:paragraph-rsid="00254633"/>
    </style:style>
    <style:style style:name="P57" style:family="paragraph" style:parent-style-name="Standard">
      <style:text-properties style:font-name="Times New Roman" officeooo:rsid="00493b36" officeooo:paragraph-rsid="00254633"/>
    </style:style>
    <style:style style:name="P58" style:family="paragraph" style:parent-style-name="Standard">
      <style:text-properties officeooo:rsid="001e48b4" officeooo:paragraph-rsid="00254633"/>
    </style:style>
    <style:style style:name="P59" style:family="paragraph" style:parent-style-name="Standard">
      <style:text-properties officeooo:rsid="002457d6" officeooo:paragraph-rsid="00254633"/>
    </style:style>
    <style:style style:name="P60" style:family="paragraph" style:parent-style-name="Standard">
      <style:text-properties officeooo:rsid="001fa06b" officeooo:paragraph-rsid="00254633"/>
    </style:style>
    <style:style style:name="P61" style:family="paragraph" style:parent-style-name="Standard">
      <style:text-properties officeooo:paragraph-rsid="00254633"/>
    </style:style>
    <style:style style:name="P62" style:family="paragraph" style:parent-style-name="Standard">
      <style:text-properties officeooo:rsid="00254633" officeooo:paragraph-rsid="00254633"/>
    </style:style>
    <style:style style:name="P63" style:family="paragraph" style:parent-style-name="Standard">
      <style:text-properties officeooo:rsid="000f66b2" officeooo:paragraph-rsid="00254633"/>
    </style:style>
    <style:style style:name="P64" style:family="paragraph" style:parent-style-name="Standard">
      <style:text-properties officeooo:rsid="000c45d5" officeooo:paragraph-rsid="00254633"/>
    </style:style>
    <style:style style:name="P65" style:family="paragraph" style:parent-style-name="Standard">
      <style:text-properties style:text-underline-style="none" officeooo:rsid="0014354c" officeooo:paragraph-rsid="00254633"/>
    </style:style>
    <style:style style:name="P66" style:family="paragraph" style:parent-style-name="Standard">
      <style:text-properties style:text-underline-style="none" officeooo:rsid="001f7721" officeooo:paragraph-rsid="00254633"/>
    </style:style>
    <style:style style:name="P67" style:family="paragraph" style:parent-style-name="Standard">
      <style:text-properties style:text-underline-style="none" officeooo:rsid="001e626e" officeooo:paragraph-rsid="00254633"/>
    </style:style>
    <style:style style:name="P68" style:family="paragraph" style:parent-style-name="Standard">
      <style:text-properties style:text-underline-style="none" officeooo:rsid="00211fea" officeooo:paragraph-rsid="00254633"/>
    </style:style>
    <style:style style:name="P69" style:family="paragraph" style:parent-style-name="Standard">
      <style:text-properties style:text-underline-style="none" officeooo:rsid="00212677" officeooo:paragraph-rsid="00254633"/>
    </style:style>
    <style:style style:name="P70" style:family="paragraph" style:parent-style-name="Standard">
      <style:text-properties style:text-underline-style="none" officeooo:rsid="00223bf8" officeooo:paragraph-rsid="00254633"/>
    </style:style>
    <style:style style:name="P71" style:family="paragraph" style:parent-style-name="Standard">
      <style:text-properties style:text-underline-style="none" officeooo:rsid="002563f3" officeooo:paragraph-rsid="00254633"/>
    </style:style>
    <style:style style:name="P72" style:family="paragraph" style:parent-style-name="Standard">
      <style:text-properties officeooo:rsid="001e626e" officeooo:paragraph-rsid="00254633"/>
    </style:style>
    <style:style style:name="P73" style:family="paragraph" style:parent-style-name="Standard">
      <style:text-properties officeooo:rsid="000cf2cd" officeooo:paragraph-rsid="00254633"/>
    </style:style>
    <style:style style:name="P74" style:family="paragraph" style:parent-style-name="Standard">
      <style:paragraph-properties fo:line-height="100%"/>
      <style:text-properties fo:font-size="12pt" fo:language="de" fo:country="none" officeooo:rsid="000c45d5" officeooo:paragraph-rsid="00254633" style:font-size-asian="12pt"/>
    </style:style>
    <style:style style:name="P75" style:family="paragraph" style:parent-style-name="Standard">
      <style:paragraph-properties fo:line-height="100%"/>
      <style:text-properties fo:font-size="12pt" fo:language="de" fo:country="none" officeooo:paragraph-rsid="00254633" style:font-size-asian="12pt"/>
    </style:style>
    <style:style style:name="P76" style:family="paragraph" style:parent-style-name="Standard">
      <style:paragraph-properties fo:line-height="100%"/>
      <style:text-properties style:font-name="Calibri1" fo:font-size="11pt" fo:language="de" fo:country="none" officeooo:paragraph-rsid="00254633" style:font-size-asian="11pt" style:font-name-complex="Calibri1"/>
    </style:style>
    <style:style style:name="P77" style:family="paragraph" style:parent-style-name="Standard">
      <style:paragraph-properties fo:line-height="100%"/>
      <style:text-properties officeooo:paragraph-rsid="00254633"/>
    </style:style>
    <style:style style:name="P78" style:family="paragraph" style:parent-style-name="Standard">
      <style:text-properties style:font-name="Source Sans Pro" fo:font-weight="normal" officeooo:rsid="002a82c7" officeooo:paragraph-rsid="00254633" style:font-weight-asian="normal" style:font-weight-complex="normal"/>
    </style:style>
    <style:style style:name="P79" style:family="paragraph" style:parent-style-name="Standard">
      <style:text-properties style:font-name="Source Sans Pro" fo:font-weight="normal" officeooo:rsid="00279b95" officeooo:paragraph-rsid="00254633" style:font-weight-asian="normal" style:font-weight-complex="normal"/>
    </style:style>
    <style:style style:name="P80" style:family="paragraph" style:parent-style-name="Standard">
      <style:text-properties style:font-name="Source Sans Pro" fo:font-weight="normal" officeooo:rsid="00288ce7" officeooo:paragraph-rsid="00254633" style:font-weight-asian="normal" style:font-weight-complex="normal"/>
    </style:style>
    <style:style style:name="P81" style:family="paragraph" style:parent-style-name="Standard">
      <style:text-properties style:font-name="Source Sans Pro" fo:font-weight="normal" officeooo:rsid="00354078" officeooo:paragraph-rsid="00254633" style:font-weight-asian="normal" style:font-weight-complex="normal"/>
    </style:style>
    <style:style style:name="P82" style:family="paragraph" style:parent-style-name="Standard">
      <style:text-properties style:font-name="Source Sans Pro" fo:font-weight="normal" officeooo:rsid="00375afe" officeooo:paragraph-rsid="00254633" style:font-weight-asian="normal" style:font-weight-complex="normal"/>
    </style:style>
    <style:style style:name="P83" style:family="paragraph" style:parent-style-name="Standard">
      <style:text-properties style:font-name="Source Sans Pro" fo:font-weight="normal" officeooo:rsid="003b89c0" officeooo:paragraph-rsid="00254633" style:font-weight-asian="normal" style:font-weight-complex="normal"/>
    </style:style>
    <style:style style:name="P84" style:family="paragraph" style:parent-style-name="Standard">
      <style:text-properties style:font-name="Source Sans Pro" fo:font-weight="normal" officeooo:rsid="0012c561" officeooo:paragraph-rsid="00254633" style:font-weight-asian="normal" style:font-weight-complex="normal"/>
    </style:style>
    <style:style style:name="P85" style:family="paragraph" style:parent-style-name="Standard">
      <style:text-properties style:font-name="Source Sans Pro" officeooo:rsid="000f9421" officeooo:paragraph-rsid="00254633"/>
    </style:style>
    <style:style style:name="P86" style:family="paragraph" style:parent-style-name="Standard">
      <style:text-properties style:font-name="Source Sans Pro" officeooo:rsid="000de9ab" officeooo:paragraph-rsid="00254633"/>
    </style:style>
    <style:style style:name="P87" style:family="paragraph" style:parent-style-name="Standard">
      <style:text-properties style:font-name="Source Sans Pro" officeooo:rsid="00140f12" officeooo:paragraph-rsid="00254633"/>
    </style:style>
    <style:style style:name="P88" style:family="paragraph" style:parent-style-name="Standard">
      <style:text-properties style:font-name="Source Sans Pro" officeooo:rsid="001228b6" officeooo:paragraph-rsid="00254633"/>
    </style:style>
    <style:style style:name="P89" style:family="paragraph" style:parent-style-name="Standard">
      <style:text-properties style:font-name="Source Sans Pro" officeooo:rsid="0013c3c4" officeooo:paragraph-rsid="00254633"/>
    </style:style>
    <style:style style:name="P90" style:family="paragraph" style:parent-style-name="Standard">
      <style:text-properties style:font-name="Source Sans Pro" officeooo:rsid="001abd55" officeooo:paragraph-rsid="00254633"/>
    </style:style>
    <style:style style:name="P91" style:family="paragraph" style:parent-style-name="Standard">
      <style:text-properties style:font-name="Source Sans Pro" officeooo:rsid="001d3749" officeooo:paragraph-rsid="00254633"/>
    </style:style>
    <style:style style:name="P92" style:family="paragraph" style:parent-style-name="Standard">
      <style:text-properties style:font-name="Source Sans Pro" fo:font-weight="bold" officeooo:rsid="001fb356" officeooo:paragraph-rsid="00254633" style:font-weight-asian="bold" style:font-weight-complex="bold"/>
    </style:style>
    <style:style style:name="P93" style:family="paragraph" style:parent-style-name="Standard">
      <style:text-properties style:font-name="Source Sans Pro" fo:font-weight="bold" officeooo:rsid="003720a2" officeooo:paragraph-rsid="00254633" style:font-weight-asian="bold" style:font-weight-complex="bold"/>
    </style:style>
    <style:style style:name="P94" style:family="paragraph" style:parent-style-name="Standard">
      <style:text-properties style:font-name="Source Sans Pro" fo:font-style="italic" fo:font-weight="normal" officeooo:rsid="00279b95" officeooo:paragraph-rsid="00254633" style:font-style-asian="italic" style:font-weight-asian="normal" style:font-style-complex="italic" style:font-weight-complex="normal"/>
    </style:style>
    <style:style style:name="P95" style:family="paragraph" style:parent-style-name="Standard">
      <style:text-properties style:font-name="Source Sans Pro" officeooo:paragraph-rsid="00254633"/>
    </style:style>
    <style:style style:name="P96" style:family="paragraph" style:parent-style-name="Standard">
      <style:text-properties officeooo:rsid="0011198b" officeooo:paragraph-rsid="00254633"/>
    </style:style>
    <style:style style:name="P97" style:family="paragraph" style:parent-style-name="Standard">
      <style:text-properties officeooo:rsid="0012c561" officeooo:paragraph-rsid="00254633"/>
    </style:style>
    <style:style style:name="P98" style:family="paragraph" style:parent-style-name="Standard">
      <style:text-properties officeooo:rsid="0013f3cc" officeooo:paragraph-rsid="00254633"/>
    </style:style>
    <style:style style:name="P99" style:family="paragraph" style:parent-style-name="Standard">
      <style:text-properties officeooo:rsid="00117a23" officeooo:paragraph-rsid="00254633"/>
    </style:style>
    <style:style style:name="P100" style:family="paragraph" style:parent-style-name="Standard">
      <style:text-properties officeooo:rsid="00168ade" officeooo:paragraph-rsid="00254633"/>
    </style:style>
    <style:style style:name="P101" style:family="paragraph" style:parent-style-name="Standard">
      <style:text-properties officeooo:rsid="00170092" officeooo:paragraph-rsid="00254633"/>
    </style:style>
    <style:style style:name="P102" style:family="paragraph" style:parent-style-name="Standard">
      <style:text-properties officeooo:rsid="001a2073" officeooo:paragraph-rsid="00254633"/>
    </style:style>
    <style:style style:name="P103" style:family="paragraph" style:parent-style-name="Standard">
      <style:text-properties officeooo:rsid="001b023f" officeooo:paragraph-rsid="00254633"/>
    </style:style>
    <style:style style:name="P104" style:family="paragraph" style:parent-style-name="Standard">
      <style:text-properties officeooo:rsid="001fc033" officeooo:paragraph-rsid="00254633"/>
    </style:style>
    <style:style style:name="P105" style:family="paragraph" style:parent-style-name="Standard">
      <style:text-properties officeooo:rsid="002386ee" officeooo:paragraph-rsid="00254633"/>
    </style:style>
    <style:style style:name="P106" style:family="paragraph" style:parent-style-name="Standard">
      <style:text-properties officeooo:rsid="001dc2d7" officeooo:paragraph-rsid="00254633"/>
    </style:style>
    <style:style style:name="P107" style:family="paragraph" style:parent-style-name="List_20_Contents">
      <style:text-properties officeooo:paragraph-rsid="00254633"/>
    </style:style>
    <style:style style:name="P108" style:family="paragraph" style:parent-style-name="List_20_Contents">
      <style:paragraph-properties fo:margin-top="0cm" fo:margin-bottom="0.499cm" loext:contextual-spacing="false"/>
      <style:text-properties officeooo:paragraph-rsid="00254633"/>
    </style:style>
    <style:style style:name="T1" style:family="text">
      <style:text-properties officeooo:rsid="005c64a2"/>
    </style:style>
    <style:style style:name="T2" style:family="text">
      <style:text-properties officeooo:rsid="0030e532"/>
    </style:style>
    <style:style style:name="T3" style:family="text">
      <style:text-properties officeooo:rsid="0055dc2f"/>
    </style:style>
    <style:style style:name="T4" style:family="text">
      <style:text-properties officeooo:rsid="001e84ee"/>
    </style:style>
    <style:style style:name="T5" style:family="text">
      <style:text-properties officeooo:rsid="0056b067"/>
    </style:style>
    <style:style style:name="T6" style:family="text">
      <style:text-properties officeooo:rsid="00575bbc"/>
    </style:style>
    <style:style style:name="T7" style:family="text">
      <style:text-properties officeooo:rsid="001ed889"/>
    </style:style>
    <style:style style:name="T8" style:family="text">
      <style:text-properties officeooo:rsid="005a7a61"/>
    </style:style>
    <style:style style:name="T9" style:family="text">
      <style:text-properties officeooo:rsid="005bd0b3"/>
    </style:style>
    <style:style style:name="T10" style:family="text">
      <style:text-properties officeooo:rsid="0020cbdf"/>
    </style:style>
    <style:style style:name="T11" style:family="text">
      <style:text-properties officeooo:rsid="001133d3"/>
    </style:style>
    <style:style style:name="T12" style:family="text">
      <style:text-properties fo:font-weight="bold" style:font-weight-asian="bold" style:font-weight-complex="bold"/>
    </style:style>
    <style:style style:name="T13" style:family="text">
      <style:text-properties fo:font-weight="bold" officeooo:rsid="0028e14e" style:font-weight-asian="bold" style:font-weight-complex="bold"/>
    </style:style>
    <style:style style:name="T14" style:family="text">
      <style:text-properties fo:font-weight="bold" officeooo:rsid="003f3f0e" style:font-weight-asian="bold" style:font-weight-complex="bold"/>
    </style:style>
    <style:style style:name="T15" style:family="text">
      <style:text-properties fo:font-weight="bold" officeooo:rsid="003720a2" style:font-weight-asian="bold" style:font-weight-complex="bold"/>
    </style:style>
    <style:style style:name="T16" style:family="text">
      <style:text-properties fo:font-weight="normal" officeooo:rsid="001133d3" style:font-weight-asian="normal" style:font-weight-complex="normal"/>
    </style:style>
    <style:style style:name="T17" style:family="text">
      <style:text-properties officeooo:rsid="0046d833"/>
    </style:style>
    <style:style style:name="T18" style:family="text">
      <style:text-properties officeooo:rsid="005e32a5"/>
    </style:style>
    <style:style style:name="T19" style:family="text">
      <style:text-properties officeooo:rsid="0036c835"/>
    </style:style>
    <style:style style:name="T20" style:family="text">
      <style:text-properties officeooo:rsid="005e7c63"/>
    </style:style>
    <style:style style:name="T21" style:family="text">
      <style:text-properties officeooo:rsid="00455da9"/>
    </style:style>
    <style:style style:name="T22" style:family="text">
      <style:text-properties officeooo:rsid="004d28cc"/>
    </style:style>
    <style:style style:name="T23" style:family="text">
      <style:text-properties officeooo:rsid="004ec5be"/>
    </style:style>
    <style:style style:name="T24" style:family="text">
      <style:text-properties officeooo:rsid="006145b9"/>
    </style:style>
    <style:style style:name="T25" style:family="text">
      <style:text-properties officeooo:rsid="0050420b"/>
    </style:style>
    <style:style style:name="T26" style:family="text">
      <style:text-properties fo:font-style="italic"/>
    </style:style>
    <style:style style:name="T27" style:family="text">
      <style:text-properties fo:font-style="italic" style:font-style-asian="italic" style:font-style-complex="italic"/>
    </style:style>
    <style:style style:name="T28" style:family="text">
      <style:text-properties fo:font-style="italic" officeooo:rsid="005e7c63" style:font-style-asian="italic" style:font-style-complex="italic"/>
    </style:style>
    <style:style style:name="T29" style:family="text">
      <style:text-properties style:font-name="Times New Roman" officeooo:rsid="002347b3"/>
    </style:style>
    <style:style style:name="T30" style:family="text">
      <style:text-properties style:font-name="Times New Roman" officeooo:rsid="00240fd3"/>
    </style:style>
    <style:style style:name="T31" style:family="text">
      <style:text-properties style:font-name="Times New Roman" officeooo:rsid="0030cd54"/>
    </style:style>
    <style:style style:name="T32" style:family="text">
      <style:text-properties officeooo:rsid="002b8e2f"/>
    </style:style>
    <style:style style:name="T33" style:family="text">
      <style:text-properties officeooo:rsid="00296abf"/>
    </style:style>
    <style:style style:name="T34" style:family="text">
      <style:text-properties officeooo:rsid="002b1142"/>
    </style:style>
    <style:style style:name="T35" style:family="text">
      <style:text-properties officeooo:rsid="0024dd6e"/>
    </style:style>
    <style:style style:name="T36" style:family="text">
      <style:text-properties officeooo:rsid="001abe42"/>
    </style:style>
    <style:style style:name="T37" style:family="text">
      <style:text-properties officeooo:rsid="003f1f17"/>
    </style:style>
    <style:style style:name="T38" style:family="text">
      <style:text-properties officeooo:rsid="002563f3"/>
    </style:style>
    <style:style style:name="T39" style:family="text">
      <style:text-properties officeooo:rsid="0028e021"/>
    </style:style>
    <style:style style:name="T40" style:family="text">
      <style:text-properties style:text-underline-style="none"/>
    </style:style>
    <style:style style:name="T41" style:family="text">
      <style:text-properties style:text-underline-style="none" officeooo:rsid="0014354c"/>
    </style:style>
    <style:style style:name="T42" style:family="text">
      <style:text-properties officeooo:rsid="00211fea"/>
    </style:style>
    <style:style style:name="T43" style:family="text">
      <style:text-properties officeooo:rsid="0023819d"/>
    </style:style>
    <style:style style:name="T44" style:family="text">
      <style:text-properties officeooo:rsid="00212677"/>
    </style:style>
    <style:style style:name="T45" style:family="text">
      <style:text-properties officeooo:rsid="00223bf8"/>
    </style:style>
    <style:style style:name="T46" style:family="text">
      <style:text-properties officeooo:rsid="0028e14e"/>
    </style:style>
    <style:style style:name="T47" style:family="text">
      <style:text-properties officeooo:rsid="000c45d5"/>
    </style:style>
    <style:style style:name="T48" style:family="text">
      <style:text-properties officeooo:rsid="002a87ba"/>
    </style:style>
    <style:style style:name="T49" style:family="text">
      <style:text-properties officeooo:rsid="00170ac4"/>
    </style:style>
    <style:style style:name="T50" style:family="text">
      <style:text-properties officeooo:rsid="00199379"/>
    </style:style>
    <style:style style:name="T51" style:family="text">
      <style:text-properties officeooo:rsid="00162892"/>
    </style:style>
    <style:style style:name="T52" style:family="text">
      <style:text-properties officeooo:rsid="00127449"/>
    </style:style>
    <style:style style:name="T53" style:family="text">
      <style:text-properties officeooo:rsid="00197306"/>
    </style:style>
    <style:style style:name="T54" style:family="text">
      <style:text-properties officeooo:rsid="001349b5"/>
    </style:style>
    <style:style style:name="T55" style:family="text">
      <style:text-properties officeooo:rsid="0018b622"/>
    </style:style>
    <style:style style:name="T56" style:family="text">
      <style:text-properties officeooo:rsid="000cf2cd"/>
    </style:style>
    <style:style style:name="T57" style:family="text">
      <style:text-properties officeooo:rsid="000f66b2"/>
    </style:style>
    <style:style style:name="T58" style:family="text">
      <style:text-properties officeooo:rsid="000fb92b"/>
    </style:style>
    <style:style style:name="T59" style:family="text">
      <style:text-properties style:font-name="Calibri1" style:font-name-complex="Calibri1"/>
    </style:style>
    <style:style style:name="T60" style:family="text">
      <style:text-properties style:font-name="Calibri1" fo:font-size="11pt" fo:language="de" fo:country="none" style:font-size-asian="11pt" style:font-name-complex="Calibri1"/>
    </style:style>
    <style:style style:name="T61" style:family="text">
      <style:text-properties fo:font-size="12pt" fo:language="de" fo:country="none" style:font-size-asian="12pt"/>
    </style:style>
    <style:style style:name="T62" style:family="text">
      <style:text-properties fo:font-size="12pt" fo:language="de" fo:country="none" fo:font-style="italic" style:font-size-asian="12pt" style:font-style-asian="italic" style:font-style-complex="italic"/>
    </style:style>
    <style:style style:name="T63" style:family="text">
      <style:text-properties fo:font-size="12pt" fo:language="de" fo:country="none" fo:font-style="italic" fo:font-weight="normal" style:font-size-asian="12pt" style:font-style-asian="italic" style:font-weight-asian="normal" style:font-style-complex="italic" style:font-weight-complex="normal"/>
    </style:style>
    <style:style style:name="T64" style:family="text">
      <style:text-properties fo:font-size="12pt" fo:language="de" fo:country="none" fo:font-weight="normal" style:font-size-asian="12pt" style:font-weight-asian="normal" style:font-weight-complex="normal"/>
    </style:style>
    <style:style style:name="T65" style:family="text">
      <style:text-properties officeooo:rsid="003fdf7d"/>
    </style:style>
    <style:style style:name="T66" style:family="text">
      <style:text-properties officeooo:rsid="000f9421"/>
    </style:style>
    <style:style style:name="T67" style:family="text">
      <style:text-properties officeooo:rsid="00153549"/>
    </style:style>
    <style:style style:name="T68" style:family="text">
      <style:text-properties officeooo:rsid="0013c3c4"/>
    </style:style>
    <style:style style:name="T69" style:family="text">
      <style:text-properties officeooo:rsid="00167bad"/>
    </style:style>
    <style:style style:name="T70" style:family="text">
      <style:text-properties officeooo:rsid="002f246b"/>
    </style:style>
    <style:style style:name="T71" style:family="text">
      <style:text-properties officeooo:rsid="00232ef5"/>
    </style:style>
    <style:style style:name="T72" style:family="text">
      <style:text-properties officeooo:rsid="00304549"/>
    </style:style>
    <style:style style:name="T73" style:family="text">
      <style:text-properties officeooo:rsid="0030ec1f"/>
    </style:style>
    <style:style style:name="T74" style:family="text">
      <style:text-properties officeooo:rsid="001d3749"/>
    </style:style>
    <style:style style:name="T75" style:family="text">
      <style:text-properties officeooo:rsid="001e11f7"/>
    </style:style>
    <style:style style:name="T76" style:family="text">
      <style:text-properties officeooo:rsid="002a82c7"/>
    </style:style>
    <style:style style:name="T77" style:family="text">
      <style:text-properties officeooo:rsid="00324c9d"/>
    </style:style>
    <style:style style:name="T78" style:family="text">
      <style:text-properties officeooo:rsid="0014983a"/>
    </style:style>
    <style:style style:name="T79" style:family="text">
      <style:text-properties officeooo:rsid="00170092"/>
    </style:style>
    <style:style style:name="T80" style:family="text">
      <style:text-properties officeooo:rsid="001b023f"/>
    </style:style>
    <style:style style:name="T81" style:family="text">
      <style:text-properties officeooo:rsid="001c55d0"/>
    </style:style>
    <style:style style:name="T82" style:family="text">
      <style:text-properties officeooo:rsid="002386ee"/>
    </style:style>
    <style:style style:name="T83" style:family="text">
      <style:text-properties officeooo:rsid="00238940"/>
    </style:style>
    <style:style style:name="T84" style:family="text">
      <style:text-properties officeooo:rsid="001e117b"/>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2">Vorwort</text:span><text:line-break/><text:line-break/>Zunächst möchte ich mich bei <text:span text:style-name="T10">Anna Glatt, Theresa Grabmaier und </text:span>Florian Kratzer bedanken, d<text:span text:style-name="T10">ie</text:span> mir mit <text:span text:style-name="T10">Hilfe, </text:span>guten Ratschlägen und einem offenem Ohr zur Seite <text:span text:style-name="T10">s</text:span>tand<text:span text:style-name="T10">e</text:span>. Außerdem möchte ich mich bei Herrn Jens Müller, für seine Unterstützung bei dieser Bachelorarbeit bedanken.<text:line-break/><text:line-break/><text:line-break/><text:span text:style-name="T12">Motivation</text:span></text:p>
      <text:p text:style-name="P22"/>
      <text:p text:style-name="P19"><text:span text:style-name="T16">Seit meiner frühen Kindheit begeistere ich mich für die Thematik, interaktiver Medien, insbesondere für das Feld der Videospiele.<text:line-break/>In meinem bisherigen Studium hatte ich viele Möglichkeiten, mich gezielt in diesem Bereich fortzubilden. Es wurden verschiedene Projekte und Fächer, welche die Thematik des „Game-Design“ behandeln belegt. Ich hoffe, das ich mich auch nach dem Studium die Möglichkeit haben werde mich in diese Richtung weiterzubilden und dass die erlernten Kenntnisse und Fähigkeiten sich dabei, sowohl in der Weiterbildung, als auch im späteren Berufsleben als wertvoll und nützlich erweisen werden. <text:line-break/><text:line-break/></text:span><text:span text:style-name="T11">Legitimation der Arbeit</text:span><text:span text:style-name="T16"><text:line-break/><text:line-break/>Wie bereits erwähnt wurden im Laufe des Studiums, weitreichende Kenntnisse im Bereich der Videospiele, insbesondere im Bereich der theoretischen Planung und Konzeption von Videospielen erworben. Die Bachelorarbeit ist eine gute Möglichkeit, diese Kenntnisse zu erweitern und konkret in einer Arbeit zu realisieren. Die abgeschlossene Arbeit dürfte insbesondere für Entwickler von Videospielen und Personen die Interesse an verschiedenen Aspekten des „Game-Design“ besitzen, von Interesse sein und ihnen hoffentlich auch als nützliche Inspiration-Quelle für weitere Arbeiten in diese Richtung dienen.<text:line-break/><text:line-break/></text:span><text:span text:style-name="T11">Ziele der Arbeit</text:span><text:span text:style-name="T16"><text:line-break/><text:line-break/>Ziele der Arbeit sind, Aspekte der sog. „Immersion“, in Anwendung auf Videospiele zu Untersuchen und zu definieren. Es wird das Konzept und der Prototyp eines Videospieles entwickelt, in dem die zuvor definierten Bedingungen zur Kreation einer <text:s/>„Immersiven“-Wirkung zur Anwendung kommen.<text:line-break/>Bei der Entwicklung des Prototypen ist hervorzuheben, das in der Konzeption Schwerpunkte definiert werden, auf die sich die Realisierung des Prototypen primär konzentrieren soll. Es ist kein Ziel ein komplettes, abgeschlossenes Spiel zu realisieren, sondern eine sog. Demo-Version, also einen Spielprototyp, der nur bestimmte Aspekte des Videospieles behandeln soll.</text:span><text:span text:style-name="T11"><text:line-break/><text:line-break/></text:span>Inspiration und <text:span text:style-name="T10">vergleichbare</text:span> Spiele</text:p>
      <text:p text:style-name="P19"/>
      <text:p text:style-name="P20">Die <text:span text:style-name="T3">Grund</text:span>idee der Bach<text:span text:style-name="T3">e</text:span>lor<text:span text:style-name="T3">arbeit</text:span> best<text:span text:style-name="T3">and</text:span> darin, ein interaktives <text:span text:style-name="T3">Videos</text:span>piel zu <text:span text:style-name="T3">konzeptionieren</text:span>, in <text:span text:style-name="T3">dem auf eine möglichst immersive Weise,</text:span> eine<text:span text:style-name="T3"> </text:span>Geschichte erzählt wird. Der Hauptfokus<text:span text:style-name="T3"> des Werkstückes</text:span> liegt d<text:span text:style-name="T3">eshalb</text:span> primär darauf, <text:span text:style-name="T3">einen funktionsfähigen Prototypen zu entwickeln, der dem Spieler</text:span> eine spannende Handlung, mit einer Vielzahl an unterschiedlichen Charakteren und Ereignissen, <text:span text:style-name="T3">erleben lässt. </text:span></text:p>
      <text:p text:style-name="P20"/>
      <text:p text:style-name="P20">Es wurden bereits andere Spiele veröffentlicht die ähnliche Ansprüche verfolgen, beispielsweise die <text:span text:style-name="T3">Spielreihe</text:span> „The <text:span text:style-name="T3">W</text:span>alking Dead“, der Firma Telltale Games. Dieses Spiel handelt <text:span text:style-name="T3">narrativ,</text:span> von einer Gruppe Überlebender in einer Postapo<text:span text:style-name="T3">k</text:span>alyptischen Welt. Der Hauptfokus dieser Reihe liegt darin die Geschichte, und die Entwicklung dieser Gruppe Überlebender in mehreren Episoden, auf spannende und <text:span text:style-name="T4">den Spieler miteinbeziehende Weise zu erzählen. Ein Großteil des Gameplays, </text:span><text:soft-page-break/><text:span text:style-name="T4">nehmen hierbei Dialoge, die zwischen den verschiedenen Charakteren geführt werden ein. Dabei handelt es sich inhaltlich, meistens um verschiedene Probleme, mit denen die Charaktere sowohl innerhalb, als auch außerhalb der Gruppe konfrontiert werden. Der Spieler kann in diesen Dialogen, interaktiv Entscheidungen treffen, die sich im späteren, Spielverlauf auf die Entwicklung der Geschichte auswirken. Außerhalb dieser Dialoge ähnelt das Spiel sehr stark einem klassischem „Point-and-Click“ Adventure-Game.</text:span></text:p>
      <text:p text:style-name="P20"/>
      <text:p text:style-name="P21">Ein weiteres Spiel das als Inspirationsquelle diente, ist The Banner Saga der Firma <text:span text:style-name="T5">Stoic</text:span>. Dieses Spiel ist eine Mischung aus Side-Scroller und <text:span text:style-name="T5">taktischem </text:span>Strateg<text:span text:style-name="T5">ie</text:span>spiel. Der Spieler <text:span text:style-name="T5">übernimmt</text:span> die Führung eines Stammes, der durch eine fiktive, an der klassischen nordischen Mythologie orientierte Welt zieht. Dabei trifft der Stamm immer wieder auf Gegner, die im Kampf besiegt werden müssen, oder auf andere Ereignisse, die in einem Dialog-System behandelt werden. <text:span text:style-name="T5">Insbesondere</text:span> der <text:span text:style-name="T5">grafische Stil und die Intelligente Nutzung des </text:span>Sidescroller-Stil <text:span text:style-name="T6">zur narrativen Erzählweise,</text:span> war<text:span text:style-name="T6">en</text:span> <text:span text:style-name="T6">aus Design-konzeptioneller Sicht betrachtet</text:span>, eine große Inspirationsquelle <text:span text:style-name="T7">für die Design-Konzeption des Werkstücks.</text:span></text:p>
      <text:p text:style-name="P21"/>
      <text:p text:style-name="P32">Alleinstellungsmerkmal</text:p>
      <text:p text:style-name="P2"/>
      <text:p text:style-name="P3">Geht es um die spezifischen Besonderheiten, die das Werkstück von anderen Spielen abhebt, so sollte zunächst <text:span text:style-name="T8">erwähnt werden, das es sich um die Umsetzung eines literarischen Werkes, nämlich dem Buch, „Das Herz der Finsternis“ von Joseph Conrad handelt. Zudem sollte </text:span>das Setting genannt werden. Die Handlung des Werkstückes mag fiktiv sein, jedoch wurde, das gesamte Spiel in einen historischen Kontext eingebunden und es wurde viel Wert darauf gelegt, die Handlung und d<text:span text:style-name="T9">ie Hintergrundbedingungen</text:span> des Spiels, möglichst realistisch, authentisch und plausibel wie möglich erscheinen zu lassen. </text:p>
      <text:p text:style-name="P4">Das eigentlich Setting behandelt zudem eine geschichtliche Periode, die in der westlichen Gesellschaft kaum <text:span text:style-name="T2">w</text:span>ahrgenommen wird, nämlich die <text:span text:style-name="T1">frühen </text:span>Anfänge der europäischen Kolonisierungspolitik <text:span text:style-name="T1">im 18ten Jahrhundert</text:span>, deren Konsequenzen <text:span text:style-name="T1">sich bis</text:span> weit in die <text:span text:style-name="T1">heutige </text:span>Gegenwart <text:span text:style-name="T1">Auswirken.</text:span></text:p>
      <text:p text:style-name="P5">All diese Faktoren, bieten ein Alleinstellungsmerkmal, das nur wenige Spiele bieten. </text:p>
      <text:p text:style-name="P1">Angesehen von seiner historischen <text:span text:style-name="T1">und politischen </text:span>Bedeutung, bietet das Spiel eine <text:span text:style-name="T1">zudem </text:span><text:s/>spannende und unterhaltsame Geschichte, durch ihre audiovisuelle Realisierung ein <text:span text:style-name="T2">mitreißendes Spielerlebnis bildet.</text:span></text:p>
      <text:p text:style-name="P1"/>
      <text:p text:style-name="P1"/>
      <text:p text:style-name="P15">Immersion in Videospielen</text:p>
      <text:p text:style-name="P7"/>
      <text:p text:style-name="P7">Da das <text:span text:style-name="T17">konzeptionierte</text:span> Spiel wie in <text:span text:style-name="T18">[Kapitel Ziele der Arbeit] </text:span>beschrieben ein „immersives“ <text:span text:style-name="T18">Spielerlebnis</text:span> bieten soll, <text:span text:style-name="T18">soll der</text:span> Begriff der „Immersion“ in <text:span text:style-name="T18">Bezug auf Videospiele, in</text:span> diesem Kapitel genauer definiert werden.</text:p>
      <text:p text:style-name="P7"/>
      <text:p text:style-name="P7">Der Autor Ernest Adams beschreibt in seinem Buch „Fundamentals of Game Design“, die „Immersion“ als „abtauchen“ in eine fiktive Welt. „Immersion is the feeling of beeing submerged in a form of entertainment, or rather beeing unaware that youre experiencing an atificial World. When. <text:span text:style-name="T19">Entscheidend für ein immersives Erlebnis ist laut Adams, dass der Spieler einen Großteil seiner Aufmerksamkeit in das Spielgeschehen legt. „When you immersed in a book, movie, or game, you devote all your Attention to it and it seems real. You have lost the Track of the boundaries of the magic circle“.</text:span></text:p>
      <text:p text:style-name="P7"/>
      <text:p text:style-name="P8"><text:soft-page-break/>Entsprechend wichtig ist es um Immersion zu erschaffen, ein <text:span text:style-name="T18">Spielerlebnis</text:span> zu <text:span text:style-name="T18">kreieren</text:span>, das es schafft möglichst konstant die Aufmerksamkeit des Benutzers auf s<text:span text:style-name="T18">i</text:span>ch zu richten und <text:span text:style-name="T18">das aktive Bewusstsein</text:span>, das es sich <text:span text:style-name="T18">bei dem Erlebten</text:span> um eine künstlich erzeugte Welt handelt, <text:span text:style-name="T18">zu verdrängen</text:span>.</text:p>
      <text:p text:style-name="P8"/>
      <text:p text:style-name="P8">Es ist daher eine <text:span text:style-name="T18">gewisse</text:span> Spannung nötig um die <text:span text:style-name="T18">Aufmerksamkeit des Spielers an das Spielgeschehen uns somit </text:span>Immersion aufrecht zu erhalten. Adams definiert in Bezug auf Videospiele drei Hauptarten der Immersion. Strategische<text:span text:style-name="T18">-</text:span>Immersion, Taktische<text:span text:style-name="T18">-</text:span>Immersion und Narrativ<text:span text:style-name="T18">-</text:span> Immersion.</text:p>
      <text:p text:style-name="P8"/>
      <text:p text:style-name="P9"><text:span text:style-name="T27">Taktische</text:span><text:span text:style-name="T28">-</text:span><text:span text:style-name="T27">Immersion:</text:span><text:line-break/>Adams beschreibt die taktische Immersion eines Spieles als „Trance“, der Spieler muss so schnell auf das Spielgeschehen reagieren, das<text:span text:style-name="T18">s das Spiel</text:span> <text:span text:style-name="T18">die</text:span> Aufmerksamkeit <text:span text:style-name="T18">des Spielers an sich bindet und das Bewußtsein</text:span> keine andere Möglichkeit hat, von anderen <text:span text:style-name="T18">Faktoren</text:span> abgelenkt zu werden.</text:p>
      <text:p text:style-name="P8"/>
      <text:p text:style-name="P17">Strategische<text:span text:style-name="T20">-</text:span>Immersion:</text:p>
      <text:p text:style-name="P9">Muss der Spieler das Spiel „observieren“, eigene Strategien entwickeln, „kalkulieren“ und „planen“, so liegt laut Adams eine <text:span text:style-name="T18">S</text:span>trategische<text:span text:style-name="T18">-</text:span>Immersion vor. <text:span text:style-name="T18">D</text:span>er Verstand und somit die Aufmerksamkeit ist <text:span text:style-name="T18">in diesem Fall,</text:span> damit beschäftigt die <text:span text:style-name="T20">s</text:span>pielerischen Entscheidungen zu „optimieren“ <text:span text:style-name="T20">und widmet dem Spielgeschehen somit seine volle Aufmerksamkeit</text:span>.</text:p>
      <text:p text:style-name="P8"/>
      <text:p text:style-name="P18">Narrative<text:span text:style-name="T20">-</text:span>Immersion</text:p>
      <text:p text:style-name="P10">Die letzte und für <text:span text:style-name="T20">die Konzeption des Werkstückes</text:span> <text:span text:style-name="T20">relevanteste</text:span> Art der Immersion ist die <text:span text:style-name="T20">N</text:span>arrative-Imm<text:span text:style-name="T20">e</text:span>rsion.</text:p>
      <text:p text:style-name="P11">Sie wird von Adams als folgendermaßen beschrieben.</text:p>
      <text:p text:style-name="P11">„<text:span text:style-name="T21">Narrative Immersion is the feeling of beeing inside a story, completly involved and accepting the world and events of the story as real. Its the same immersion as that produced by a good book or movie, but in video games, the player is also an actor within the story.“</text:span></text:p>
      <text:p text:style-name="P12">Narrative-Immersion bedeutet, somit dem Spiel, aufgrund seiner fesselnden Geschichte, seine Aufmerksamkeit zu widmen.</text:p>
      <text:p text:style-name="P13"/>
      <text:p text:style-name="P13"/>
      <text:p text:style-name="P16"/>
      <text:p text:style-name="P16">Narrative Immersion als Schwerpunkt des Bachelorarbeit</text:p>
      <text:p text:style-name="P14"/>
      <text:p text:style-name="P6">Verglicht man die <text:span text:style-name="T20">verschiedenen</text:span> Arten der Immersionen <text:span text:style-name="T20">miteinander</text:span>, <text:span text:style-name="T20">so fällt auf das diese in ihrer Wirkungsweise und ihren Anforderungen,</text:span> teilweise <text:span text:style-name="T20">stark konträr im Verhältnis zueinander wirken</text:span>. So <text:span text:style-name="T20">ist es schwierig in einem Videospiel, dem Spieler </text:span>eine tiefgründige Geschichte vermitteln, wenn <text:s/><text:span text:style-name="T20">dieser </text:span>seine Hauptkonzentration darauf legen muss, beispielsweise durch seine Reaktionsvermögen <text:span text:style-name="T20">ein Level zu absolvieren</text:span>. <text:span text:style-name="T20">In selbem Maße kann es für den Spieler überfordernd sein,</text:span> sich eine komplexe Strategie zu Überlegen, während man gleichzeitig <text:span text:style-name="T22">einer Geschichte folgen muss und laut Adams zerstört, nichts spielerische Immersion mehr, als das Gefühl von Überforderung und Stress.</text:span></text:p>
      <text:p text:style-name="P6"/>
      <text:p text:style-name="P13">Aus diesem Grund <text:span text:style-name="T23">fokussiert</text:span>, sich das fertige Werkstück <text:span text:style-name="T20">primär </text:span>auf die „Narrative<text:span text:style-name="T20">-</text:span>Immersion“. <text:span text:style-name="T20">Es soll eine Geschichte erzählt werden und dies soll auf eine möglichst immersive Weise geschehen</text:span>. Das „Gameplay“ <text:span text:style-name="T20">des konzipierten Videospiel,</text:span> dient <text:span text:style-name="T20">somit voranging dem Zweck </text:span>die Handlung <text:span text:style-name="T20">narrativ</text:span> zu unterstützen.</text:p>
      <text:p text:style-name="P13"/>
      <text:p text:style-name="P14"><text:soft-page-break/><text:span text:style-name="T24">Eines der wichtigsten</text:span> Element<text:span text:style-name="T24">e</text:span> der narrativen Immersion ist das sog. „Storytelling“, <text:span text:style-name="T25">die Art und Weise wie eine Geschichte dem Spieler mitgeteilt wird. Als weiterer essenzieller Punkt der Narrativen-Immiersion ist der Begriff der „Game-World“ zu nennen. Der Begriff „Game-World“ umfasst dabei sowohl das visuell-physikalische Design der Welt, in der das Spielgeschehen stattfindetl, als auch deren symbolische, kulturelle, sowie historischen Hintergründe. Sowohl die Aspekte des Storytelling, als auch die der Games-World sind essenziell zur Erschaffung eines immersiven Spielerlebnis <text:s/>und werden als primäre Schwerpunkte in der Design-Konzeption, des Videospieles behandelt.</text:span></text:p>
      <text:p text:style-name="P14"/>
      <text:p text:style-name="P64">Story</text:p>
      <text:p text:style-name="P64"/>
      <text:p text:style-name="P75">Story</text:p>
      <text:p text:style-name="P76"/>
      <text:p text:style-name="P75">Literarische Vorlage: Das Herz der Finsternis</text:p>
      <text:p text:style-name="P76"/>
      <text:p text:style-name="P76"/>
      <text:p text:style-name="P77"><text:span text:style-name="T61">Zusammenfassung:</text:span><text:line-break/><text:line-break/><text:span text:style-name="T61">Das Herz der Finsternis spielt zu Ende des 19ten Jahrhunderts und handelt von der Erzählung, des Kapitäns Marlow. Dieser bricht im Auftrag einer nicht konkret genannten Handelsgesellschaft auf um auf einem Dampfschiff, einen Fluss im Kongo aufwärts zu fahren. Er soll einige Handelsvertreter eskotieren um einen Elfenbeinhändler namens Kurz abzulösen. Während der Reise den Fluss aufwärts wiederfahren Marlow verschidene Erlebnisse, welche die damaligen Verhätlnisse in dem Kolonialgebiet des Belgisch-Kongo, insbesondere die Grausamkeiten und Misshandlungen an der einheimischen Bevölkerung schildern. Beispielsweise der Besuch einer Bergbaustation, deren Arbeiter im Elend vor sich hinvegetieren, oder die Rekrutierung, einheimischer Stämme durch die Handelsgesellschaft um millitärisch ihre Ambitionen durchzusetzen. </text:span></text:p>
      <text:p text:style-name="P75">Je weiter Marlow und die Crew in den Jungel vordringen, um so mehr verschwimmen die Grenzen, zwischen der "Zivilisation" und der vermeindlichen Wildnis.</text:p>
      <text:p text:style-name="P75">Der Höhepunkt der Geschichte endet schließlich, in der Begegnung mit dem berüchtigten Stationsleiters Kurz, der durch sein Handeln von den Ureinwohnern zu einer Gottheit erkoren wurde.</text:p>
      <text:p text:style-name="P76"/>
      <text:p text:style-name="P76"/>
      <text:p text:style-name="P75">Interpretation:</text:p>
      <text:p text:style-name="P75">"Das Herz der Finsternis" ist eine Auseinandersetzung, über verschiedene Themen wie Kolonialismus, Rassismus und die Definition der "Zivilisation".</text:p>
      <text:p text:style-name="P75">Die Geschichte, obowhl fiktiv hat durchaus einen wahren Hintergrund. </text:p>
      <text:p text:style-name="P75"/>
      <text:p text:style-name="P75">Dem belgische König Leopold II. wurde auf dem Berliner Kongress 1884, der gesamte Kongo als Privateigentum an den überschrieben. Leopold begann wie kein anderer zuvor, damit die einheimischen Recourrcen des Landes, unter der de facto Versklavung der Bevölkerung auszubeuten. Man geht heute davon während seiner Herrschaft die Bevölkerung des Landes um die Hälfte reduziert wurde. Zehn Millionen Menschen verloren bei diesem großen, wenig bekannte Menschheitsverbrechen ihr Leben. </text:p>
      <text:p text:style-name="P75"/>
      <text:p text:style-name="P77"><text:span text:style-name="Emphasis"><text:span text:style-name="T61">Hanjo Kesting</text:span></text:span><text:span text:style-name="T61"> vom NDR schreibt über das Herz der Finsternis:</text:span></text:p>
      <text:p text:style-name="P77"><text:span text:style-name="T62">„Conrads Roman stellt eine fundamentale Kritik an der belgischen Kolonialpolitik am Kongo dar. "Den Eingeweiden des Landes Schätze zu entreißen, das war ihr Verlangen", heißt es einmal. Und an anderer Stelle: "Diese Menschen schienen von keiner hochsinnigeren Absicht geleitet zu werden als Banditen beim Aufbrechen eines Geldschranks." Damit sind die Elfenbeinhändler gemeint, </text:span><text:soft-page-break/><text:span text:style-name="T62">deren verbrecherische Geschäfte Conrad in der Person des Kolonialagenten Kurtz verdichtete, einer Gestalt, die fast bis zum Schluss unsichtbar bleibt und nur wie ein dunkler, langsam anwachsender Schatten durch das Buch gleitet. Ohne als Person deutlichen Umriss zu gewinnen, geht eine unheimliche Fernwirkung von ihm aus. Was sich in seinem finsteren Reich abspielt, wird nur angedeutet. [...] Er sieht die Schrecken nicht in realer Gestalt, aber das letzte Wort, das Kurtz von sich gibt, heißt "das Grauen", im englischen Original "the horror". </text:span></text:p>
      <text:p text:style-name="P75"/>
      <text:p text:style-name="P75"/>
      <text:p text:style-name="P75"/>
      <text:p text:style-name="P75">Historische Recherche, Wahl des Spiele-Settings</text:p>
      <text:p text:style-name="P75"/>
      <text:p text:style-name="P75">Das Spiel sollte eine Neuinterpretation, des Orginal-Werkes werden. Um eine klarere differenzierung vom Orginal zu schaffen, wurde für das Spiel,zwar die grundsätzliche Handlung um den Stationsleiter Kurz beibehalten, jedoch wurde ein neues Setting ausgewählt, in der sich die gesamte Geschichte abspielen soll.</text:p>
      <text:p text:style-name="P75"/>
      <text:p text:style-name="P75">Es wurde als Setting, Bengalen/Indien im Jahre 1773 gewählt, das diese Zeitepoche <text:s/>einige Parallelen, zur Situation im Kongo aufweißt und als geeignet befunden wurde.</text:p>
      <text:p text:style-name="P75"/>
      <text:p text:style-name="P75"/>
      <text:p text:style-name="P75">Die britische Ost-Indien-Kompanie, war eine 1600 gegründete Handels-Gesellschaft, die innerhalb der nächsten Jahrunderte einen großen Teil Süd- Ost-Asiens mit Hilfe, eigener Armeen und der britischen Krone besetze. Sie wurde zu einem wesentlichen Faktor in der politischen landschaft, Indiens, so wurden unter ihrem direktem, oder indirektem Einfluss, Herrscher gestürtzt, oder eingesetzt.</text:p>
      <text:p text:style-name="P75"/>
      <text:p text:style-name="P75">Leidtragende der Expansion war oft die einheimische Bevölkerung der bestzten Gebiete.</text:p>
      <text:p text:style-name="P75">Sklaverei, war eine legale Arbeitsform und die Kompanie, machte hiervon durchaus gebrauch.</text:p>
      <text:p text:style-name="P75"/>
      <text:p text:style-name="P77"><text:span text:style-name="T63">„Um genügend Arbeitssklaven für die neuen Zimt- und Kaffeeplantagen zu bekommen, kidnappten Mitarbeiter sogar Kinder aus ihren Elternhäusern.“ </text:span></text:p>
      <text:p text:style-name="P75"/>
      <text:p text:style-name="P75"/>
      <text:p text:style-name="P75"/>
      <text:p text:style-name="P77"><text:span text:style-name="T61">1770, kam es schließlich in bengalen zu einer Hungernot, in deren Verlauf geschätzt zehn Millionen Menschen starben. An dieser Hungersnot, ist als einer der Hauptfaktoren, das Handeln der Company auszumachen. D</text:span><text:span text:style-name="T64">urch die starke, wirtschaftliche Fokussierung der Kompanie, auf die Produktion, von Handelsgütern, ging die Produktion an Nahrungsmitteln rapide zurück und der erzwungene Verkauf von Reis an die Company, führte dazu, dass es als es 1770 zur Hungernot kam, keine Notreserven gab, auf die, die Bevölkerung zurückgreifen konnte.</text:span></text:p>
      <text:p text:style-name="P75"/>
      <text:p text:style-name="P77"><text:span text:style-name="T62">„Anders als die Mogul-Herrscher vor ihnen fuhren sie [die Kompanie] in Indien Investitionen für Straßen zurück und ließen Wasserkanäle verkommen. Als sich bengalische Bauern im Juni 1770 beschwerten, dass Firmenagenten allen Reis aufkauften, wurden die Kläger vor einem einberufenen Firmenrat in Kalkutta ausgelacht.“</text:span></text:p>
      <text:p text:style-name="P75"/>
      <text:p text:style-name="P75">Das Handeln und das Leid, dass durch die OIC verursacht wurde, blieb jedoch nicht unbemerkt.</text:p>
      <text:p text:style-name="P74">1773 Wurde nach einem Unterssuchungsauschuß, der „Regualation Act“ und 1784 der „India Act“ vom britischen Parlament in London verabschiedet, der eine stärkere Regulierung der Kompanie, von staatlicher Seite zur Folge hatte.</text:p>
      <text:p text:style-name="P64"/>
      <text:p text:style-name="P64"/>
      <text:p text:style-name="P65"><text:soft-page-break/>Die Grundgeschichte</text:p>
      <text:p text:style-name="P65"/>
      <text:p text:style-name="P66">Wir befinden uns im Jahre 1773 im östlichen Teil von Indien (Bengalen), die East-India-Company, herrscht über dieses Gebiet und zwingt die einheimische Bevölkerung, zu <text:span text:style-name="T38">unfairen</text:span> Bedingungen Handelsgüter anzubauen, welche die EIC, nach Europa und Indien weiterverkauft. 1770 bricht, durch das Handeln der EIC, eine Hungersnot in Bengalen aus, es kommt zu Aufständen, Verödung der Landstriche und hunderten von Hungertoten. </text:p>
      <text:p text:style-name="P66"/>
      <text:p text:style-name="P66">Berichte über die <text:span text:style-name="T38">katastrophalen </text:span>Zustände in Indien, entsetzen die britische Öffentlichkeit <text:span text:style-name="T39">dermaßen</text:span>, dass das Parlament einen Untersuchungsausschuss einberuft der die Angelegenheit klären soll. Zur selben Zeit bricht aus Kalkutta ein Dampfschiff der EIC auf um den Stationsleiter Kurz, aus den äußersten Company-Gebieten zurück zu beordern...</text:p>
      <text:p text:style-name="P65"/>
      <text:p text:style-name="P65"/>
      <text:p text:style-name="P72"><text:span text:style-name="T41">C</text:span><text:span text:style-name="T40">haraktere</text:span></text:p>
      <text:p text:style-name="P67"/>
      <text:p text:style-name="P67"><text:span text:style-name="T42">Joseph Marlow / </text:span>Der Schreiber (Spielfigur)</text:p>
      <text:p text:style-name="P66">Der Spieler übernimmt die Rolle des Schreibers Joseph Marlow, einem jungen unerfahrenen Schreiber der britischen Armee, welcher auf das Dampfchiff der EIC zugeteilt wird. Er soll die gesamte fahrt dokumentieren und Dem Kommandanten als Ordonanz dienen.</text:p>
      <text:p text:style-name="P67"/>
      <text:p text:style-name="P67">Der Kommandant</text:p>
      <text:p text:style-name="P67"/>
      <text:p text:style-name="P68"><text:span text:style-name="T43">Major </text:span>James Cobbler/ Der Kommandant</text:p>
      <text:p text:style-name="P68">James Cobbler ist der leitende Offizier auf dem Dampfschiff. Er ist ein ambitionierter Aufsteiger, der ursprünglich aus ärmlichen Verhältnissen kommt. Er hat es durch seinen Ehrgeiz geschafft, trotz <text:s/>seiner Herkunft in den Rängen der East-India-Company aufzusteigen und nimmt für sein vergleichsweise junges Alter bereits eine hohe Position ein. Cobbler sieht die Mission als Chance, noch weiter aufzusteigen.</text:p>
      <text:p text:style-name="P68"/>
      <text:p text:style-name="P68">William „Bill“ McGregor/ Der Skipper</text:p>
      <text:p text:style-name="P68"/>
      <text:p text:style-name="P68">Der aus Schottland stammende Steuermann ist das älteste Mitglied der Mannschaft. Er arbeitet bereits sein halbes Leben für die Company und möchte sich möglichst bald zur Ruhe setzten. Die</text:p>
      <text:p text:style-name="P68"/>
      <text:p text:style-name="P67"/>
      <text:p text:style-name="P67"><text:span text:style-name="T44">Bahadur Sahib/ </text:span>Der Sepoy</text:p>
      <text:p text:style-name="P67"/>
      <text:p text:style-name="P69">Bahadur ist, das einzige aus Indien stammende Mitglied der Crew. Bahadur stammt ursprünglich aus einer wohlhabenden Adelsfamilie und hat weitreichende Bildung erfahren. <text:span text:style-name="T45">Als die Briten das Herrschaftsgebiet seiner Familie besetzen, beschließt er sich gegen den Willen seiner Familie, <text:s/>als Sepoy (indische Hilfstruppen) in die britische Armee einzutreten, woraufhin er von seiner Familie ausgestoßen und enterbt wird. Ohne Finanzielle Mittel bleibt ihm nichts weiteres übrig, seinen Dienst als einfacher Soldat anzutreten. Er hofft darauf Abenteuer erleben zu können und eines Tages, durch sein Engagement, zu einem Offizier aufzusteigen. Leider wird ihm dieses Unterfangen durch die rassistische Ressentiments, seiner Vorgesetzten erschwert.</text:span></text:p>
      <text:p text:style-name="P69"/>
      <text:p text:style-name="P69"/>
      <text:p text:style-name="P70"><text:s/></text:p>
      <text:p text:style-name="P71">Captain Willard / Der Ranger</text:p>
      <text:p text:style-name="P71"/>
      <text:p text:style-name="P71"><text:soft-page-break/>Willard stammt aus den nördlichen Gebieten der amerikanischen Kolonien (Kanada). Er ist ein Veteran, des Siebenjährigen Krieges und gehörte einst de<text:span text:style-name="T46">n </text:span>berühmt-berüchtigten Roger‘s Rangers an, einer britischen Spezialeinheit, die sich die Kampftaktik der amerikanischen Ureinwohner zu Nutze<text:span text:style-name="T46">n</text:span> gemacht hat. Er ist ein zwielichtiger Charakter und es ist kaum etwas über ihn bekannt. Allerdings ihm eilt ein zweifelhafter Ruf voraus, wo immer er auftaucht g<text:span text:style-name="T39">eschieht ein Unglück</text:span>.</text:p>
      <text:p text:style-name="P64"><text:line-break/><text:span text:style-name="T13">Spannungsaufbau </text:span></text:p>
      <text:p text:style-name="P61"><text:span text:style-name="T47"><text:line-break/>Wie in // erwähnt ist die im Spiel erzählte Geschichte, eine substanziellsten Elemente zur Erschaffung einer Immersion. Um eine möglichst hohe Spannung und dadurch auch eine möglichst Immersion zu kreieren, wurde sich bei der konzeptionellen Strukturierung der Geschichte Innerhalb der einzelnen Levels und der // an dem klassischen Aufbau für Drama nach </text:span>Gustav Freytag <text:span text:style-name="T47"><text:s/>orientiert.<text:line-break/></text:span></text:p>
      <text:p text:style-name="P61"><text:span text:style-name="T48">Frytag definiert dabei einen Spannungsbogen der sich in die 5 Elemente </text:span><text:a xlink:type="simple" xlink:href="http://deacademic.com/dic.nsf/dewiki/419640" text:style-name="Internet_20_link" text:visited-style-name="Visited_20_Internet_20_Link"><text:span text:style-name="T26">Exposition</text:span></text:a><text:span text:style-name="T26"> (Einleitung/Protase)</text:span> </text:p>
      <text:p text:style-name="P108"><text:bookmark text:name="selection_index20"/>Die handelnden Personen werden eingeführt, der dramatische Konflikt kündigt sich an. </text:p>
      <text:list xml:id="list943603808" text:style-name="L1">
        <text:list-item>
          <text:p text:style-name="P25"><text:bookmark text:name="selection_index21"/><text:span text:style-name="T26">Komplikation (Steigerung/Epitase)</text:span> </text:p>
        </text:list-item>
      </text:list>
      <text:p text:style-name="P107"><text:bookmark text:name="selection_index22"/>Steigende Handlung – mit erregendem Moment (Katastase) </text:p>
      <text:p text:style-name="P108"><text:bookmark text:name="selection_index23"/>Die Situation verschärft sich. </text:p>
      <text:list xml:id="list602475971" text:style-name="L5">
        <text:list-item>
          <text:p text:style-name="P27"><text:bookmark text:name="selection_index24"/><text:a xlink:type="simple" xlink:href="http://deacademic.com/dic.nsf/dewiki/1092104" text:style-name="Internet_20_link" text:visited-style-name="Visited_20_Internet_20_Link"><text:span text:style-name="T26">Peripetie</text:span></text:a><text:span text:style-name="T26"> (Umkehr der Glücksumstände des Helden)</text:span> </text:p>
        </text:list-item>
      </text:list>
      <text:p text:style-name="P108"><text:bookmark text:name="selection_index25"/>Die Handlung erreicht ihren Höhepunkt (<text:span text:style-name="T26">Klimax</text:span>). </text:p>
      <text:list xml:id="list431241597" text:style-name="L6">
        <text:list-item>
          <text:p text:style-name="P28"><text:bookmark text:name="selection_index26"/><text:a xlink:type="simple" xlink:href="http://deacademic.com/dic.nsf/dewiki/1176733" text:style-name="Internet_20_link" text:visited-style-name="Visited_20_Internet_20_Link"><text:span text:style-name="T26">Retardation</text:span></text:a><text:span text:style-name="T26"> (Verlangsamung)</text:span> </text:p>
        </text:list-item>
      </text:list>
      <text:p text:style-name="P107"><text:bookmark text:name="selection_index27"/>Fallende Handlung – mit retardierenden (aufschiebenden, hinhaltenden, verlangsamenden) Momenten </text:p>
      <text:p text:style-name="P108"><text:bookmark text:name="selection_index28"/>Die Handlung verlangsamt sich, um in einer Phase der höchsten Spannung auf die bevorstehende Katastrophe hinzuarbeiten. </text:p>
      <text:list xml:id="list308589702" text:style-name="L7">
        <text:list-item>
          <text:p text:style-name="P29"><text:bookmark text:name="selection_index29"/>Katastrophe oder Lysis/<text:a xlink:type="simple" xlink:href="http://deacademic.com/dic.nsf/dewiki/315203" text:style-name="Internet_20_link" text:visited-style-name="Visited_20_Internet_20_Link">Dénouement</text:a> </text:p>
          <text:p text:style-name="P29"/>
        </text:list-item>
        <text:list-item>
          <text:p text:style-name="P26"><text:line-break/>Die Geschichte wurde in verschiedene Level und Geschichtlich Kapitel aufgeteilt. Diese Level werden entsprechen ihres Geschichtlichen Anteils und blablabla nach angeordnet.</text:p>
        </text:list-item>
      </text:list>
      <text:p text:style-name="P64"/>
      <text:p text:style-name="P64">Dieses Level dient zur Einführung des Spielers in das Setting und den <text:span text:style-name="T49">g</text:span>eschichtlichen Kontext. <text:span text:style-name="T49">Die eigentliche Geschichte wird nur leicht angeschnitten um die Spannung langsam aufzubauen.</text:span><text:line-break/><text:line-break/></text:p>
      <text:p text:style-name="P64"><text:line-break/>Kapitel</text:p>
      <text:p text:style-name="P64"/>
      <text:p text:style-name="P64"><text:span text:style-name="T50">Kapitel </text:span>1. Die Reise beginnt<text:line-break/><text:line-break/>Die Crew beginnt ihre Reise im Tiefland <text:span text:style-name="T46">von Bengalen</text:span>, <text:span text:style-name="T51">sie werden von dem Kommandanten über das ziehl ihrer Mission informiert. Sie sollen mit dem Dampfschiff flussaufwärts fahren um in das </text:span><text:soft-page-break/><text:span text:style-name="T51">östlichen Grenzgebiet, der Company zu gelangen. Dort sollen sie einen Mann namens Kurz, der dort die örtliche Station leite, ablösen und zurück nach Kalkutta begleiten.</text:span></text:p>
      <text:p text:style-name="P64"/>
      <text:p text:style-name="P64"><text:span text:style-name="T51">Während ihrer Reise durch das Tiefland</text:span> werden sie mit den Auswirkungen der britischen Kolonialherrschaft konfrontiert, Sklaverei, Krieg und der <text:span text:style-name="T51">grassierenden</text:span> Hungersnot, <text:span text:style-name="T52">die zu diesem Zeitpunkt in Bengalen herrscht</text:span>. <text:span text:style-name="T52">Die Crewmitglieder diskutieren, ihre unterschiedlichen Ansichten zu der Situation in Indien und //spieler wird beginnt die anderen Mitglieder der Expedition besser kennen zu lernen. Das Kapitel endet damit, das die Crew ein Bergbaulager, an der Grenze zum Dschungel erreicht. Obwohl in diesem Lager, für die Arbeiter katastrophale Bedingungen herrschen wird dieser Ort, von den europäischen Einwohnern als „letzte Bastion der Zivilisation bezeichnet, da ab hier die äußersten Grenzgebiete der Company und die „Wildnis“ des Dschungels beginnen.</text:span><text:line-break/><text:line-break/><text:span text:style-name="T50">Kapitel </text:span>2. Durch den Dschungel<text:line-break/><text:line-break/>Die Crew fährt bereits einige Tage durch den Dschungel. Durch verschiedene mysteriöse Ereignisse, beginnt die Crew <text:span text:style-name="T53">allmählich </text:span>ihre Mission und deren Hintergründe zu Hinterfragen. <text:span text:style-name="T54">Der Spieler findet immer mehr Informationen über Kurz heraus. Unter anderem das dieser anscheinend einer der erfolgreichsten und effizientesten Mitarbeiter der Company ist. Während des Kapitel, widerfahren der Mannschaft immer wieder Mysteriöse Ereignisse. Nach dem Spannungshöhepunkt, wird <text:s/>z</text:span>u Ende dieses Kapitels, die Mannschaft, über die Hintergründe ihrer Mission aufgeklärt. <text:span text:style-name="T49">Kurz der Stationsleiter, ist scheinbar verrückt geworden, er hat den Kontakt zur Außenwelt abgebrochen und herrscht nun eigenständig mithilfe eines Ansässigen Stammes und seiner ihm treu ergeben Gefolgschaft über das dortige Gebiet. Die Mitglieder erfahren durch den Ranger, der anscheinend als einziger neben dem Kommandanten komplett in die Mission eingeweiht ist, das aufgrund der radikalen Vorgehensweise der Company und der daraus resultierenden Hungersnot, die britische Regierung einen Untersuchungs-Ausschuss einberufen hat um über das weitere Schicksal der East-India-Kompanie zu entscheiden. Da Kurz schon vor seinem Verschwinden, aufgrund seiner radikalen und rücksichtslosen Methoden zur Gewinnung von Profit, selbst für die Verhältnise der Company, einen Zweifelhaften Ruf besaß, soll dem Treiben Kurz nun ein Ende gesetzt werden, bevor die britische Regierung näheres über ihn und seine radikalen Methoden herausfindet und dies gegen die Company verwenden könnte.</text:span></text:p>
      <text:p text:style-name="P64"/>
      <text:p text:style-name="P64"><text:span text:style-name="T55">Der Kommandant will die Mission, aufgrund des hohen Risikos abbrechen,</text:span> <text:span text:style-name="T55">woraufhin er</text:span> <text:s/>durch den Ranger, seines Kommandos enthoben wird.</text:p>
      <text:p text:style-name="P64"/>
      <text:p text:style-name="P64"><text:span text:style-name="T50">Kapitel 3</text:span>. Das Herz der Finsternis<text:line-break/><text:line-break/>Im tiefsten Dschungel wird die Crew mit den Folgen, von Kurz <text:span text:style-name="T55">begangenen</text:span> <text:span text:style-name="T55">Gräueltaten</text:span> <text:span text:style-name="T55">konfrontiert.</text:span></text:p>
      <text:p text:style-name="P64">Sie treffen auf verwaiste Dörfer und werden Zeuge, wie Kurz Männer ein Dorf attackieren und Plündern. Kurz darauf wird das Schiff angegriffen und je nach bisherigem Spielverlauf <text:span text:style-name="T55">werden</text:span>, eines, oder mehrere der Besatzungsmitglieder getötet. </text:p>
      <text:p text:style-name="P64"><text:span text:style-name="T55">I</text:span>m Finale des Spiels <text:span text:style-name="T55">trifft die Mannschaft </text:span>auf Kurz Stützpunkt, in welchem dieser seine erbeuteten Schätze <text:span text:style-name="T56">hortet. Um den Stützpunkt hat sich eine große Zahl der Einheimischen gesammelt, die Kurz als Gott verehren und ihn Treu ergeben sind. Die Mitglieder der Crew werden zu Kurz geführt und finden heraus, dass dieser im Sterben liegt. Die Crew führt mit Kurz ein Gespräch und dieser scheint bestens informiert über die Crew zu sein, insbesondere über den Ranger. Er bittet den Ranger, ihn zu töten und an seinen Platz als Herrscher einzunehmen um sein Werk fortzuführen. Je nach bisherigen Verlauf, ist eines der drei folgenden Enden möglich:</text:span></text:p>
      <text:p text:style-name="P64"/>
      <text:p text:style-name="P73">Ende 1</text:p>
      <text:p text:style-name="P73"/>
      <text:p text:style-name="P73"><text:soft-page-break/>Der Ranger widersteht auf zureden des Spielers dem Angebot von kurz und die Crew verlässt widerstandslos zusammen mit Kurz, das Lager. Auf der Rückfahrt verstirbt Kurz mit den Worten „Das Grauen … das Grauen!“ <text:span text:style-name="T53">Bei der Ankunft in Madras werden sie bereits von Mitarbeitern des Untersuchungsausschusses empfangen. In der letzten Szene erfahren wir, das es sich bei der erlebten Geschichte um die Erzählung des Schreibers handelt, der diese vor einem Gericht schildert.</text:span></text:p>
      <text:p text:style-name="P73"/>
      <text:p text:style-name="P73">Ende 2 </text:p>
      <text:p text:style-name="P73">Der Ranger <text:span text:style-name="T57">Verfällt dem Angebot und tötet Kurz, daraufhin wird er von der Gefolgschaft ihrem Neuen Herrscher erkoren. Die restliche Mannschaft kann diesem <text:s/>Vorgang nur tatenlos zusehen, da sie in der Unterzahl sind. Der Ranger lässt darauf die restlichen Charaktere zusammen, mit Kurz Beute gehen, mit der Aufforderung, sie mögen nie wieder kehren. Zurück in der Heimat erfreuen sich die Mitarbeiter der Company an der mitgebrachten Beute, teilen der Mannschaft allerdings unter der Androhung von Strafe mit, das diese Geschichte nie an die Öffentlichkeit gelangen darf.</text:span></text:p>
      <text:p text:style-name="P63"/>
      <text:p text:style-name="P63">Ende 3, </text:p>
      <text:p text:style-name="P63"><text:span text:style-name="T53">Selbiges</text:span> Ende wie Ende 2, mit dem Unterschied, das der Ranger die Mannschaft mit Gewalt festhalten lässt. Sie dürfen den Dschungel n<text:span text:style-name="T50">icht </text:span>verlassen, aus Furcht, sie könnten <text:span text:style-name="T50">das erlebte</text:span> weitererzähle<text:span text:style-name="T50">n</text:span>. In der letzten Szene erfahren wir, das es sich bei der erzählten Geschichte um die Aufzeichnungen des Schreibers handelt, die von einem Trupp Forscher in der Gegenwart gefunden wird. <text:span text:style-name="T58">Über den Verbleib, der Mannschaft, wird der Spieler im Unklaren gelassen.</text:span></text:p>
      <text:p text:style-name="P63"/>
      <text:p text:style-name="P58"/>
      <text:p text:style-name="P58">Audiovisuelles Design</text:p>
      <text:p text:style-name="P58"/>
      <text:p text:style-name="P58"/>
      <text:p text:style-name="P62">Games-World</text:p>
      <text:p text:style-name="P35"/>
      <text:p text:style-name="P35"/>
      <text:p text:style-name="P36">Enviroment-Design</text:p>
      <text:p text:style-name="P36"/>
      <text:p text:style-name="P61"><text:span text:style-name="T29">Als Environment Design, wird die konkrete physikalische Abbildung der Game-World verstanden. D</text:span><text:span text:style-name="T30">er Aufbau und das Design, der Umgebung </text:span><text:span text:style-name="T29">ist ein wesentlicher Bestandteil, </text:span><text:span text:style-name="T30">des Spielerlebnis. Sie dient nicht nur als dekorative Kulisse, sondern auch wesentlicher Bestandteil der Geschichte und spiegelt deren Verlauf <text:s/>aktiv wieder. Bei der Konzeption des Environment Design, wurde ein wesentlicher Fokus auf die Punkte <text:s/>Atmosphäre Kausalität und spielerischer Nutzen gelegt. Atmosphäre dient als wesentlicher Faktor zur Erschaffung einer immersiven Welt.. Besitzt eine Spielwelt Atmosphäre, so schafft sie es auch automatisch den Spieler an sich zu binden. Atmosphäre entsteht durch eine audiovisuelle Assoziierung des Spielers mit der Spielwelt. Es geht weniger darum eine möglichst (Photo)realistische Welt zu erschaffen, sondern mehr darum deren Eindrücke auf den Spieler zu übertragen. </text:span><text:span text:style-name="T31">Eine zu Detailreiche Welt kann, im schlimmsten Falle das Gegenteil bewirken und den Spieler zu sehr vom eigentlichen Spielgeschehen ablenken. </text:span><text:span text:style-name="T30">Um eine Assoziation mit einem Ort hervorzurufen ist es </text:span><text:span text:style-name="T31">deswegen </text:span><text:span text:style-name="T30">wichtig sich auf die wesentlichen Eigenschaften dieses Ortes zu konzentrieren, der Autor Ernest Adams beschreibt dies folgendermaßen „</text:span>Think about birds and animals, plants and trees, earth, rocks, hills, and even the sky. Consider the climate: Is it hot or cold, wet or dry? Is the land fertile or barren, flat or mountainous? These qualities, all parts of a real place, are opportunities to create a visually rich and distinctive environment. „</text:p>
      <text:p text:style-name="P37"/>
      <text:p text:style-name="P38"/>
      <text:p text:style-name="P23">Der Aufbau der Spieleszene und Stilwahl</text:p>
      <text:p text:style-name="P23"/>
      <text:p text:style-name="P59"><text:soft-page-break/>Die Wahl, ein zwei-Dimensionales Scroller-Spiel zu erschaffen, entstand aus der Inspiration alter Schiff Gemälde heraus., in vielen dieser Gemälde ist eine sehr einzigartige Stimmung festgehalten. Das Ziel des Design war es, eine ähnliche Stimmung und Atmosphäre zu erschaffen, wie diese Gemälde, man sollte das Spiel pausieren können und es sollte sich in diesem Moment genauso anfühlen wie eines dieser Gemälde.</text:p>
      <text:p text:style-name="P59"/>
      <text:p text:style-name="P59">Aus gameplaytechnischer Sicht kam hinzu, das in Sidescroller-Spielen oftmals ein großer <text:span text:style-name="T32">Ausschnitt</text:span>, den Hintergrund bildet und sich dieser Hintergrund optimal eignen würde um durch das <text:span text:style-name="T32">Environment</text:span> Design, die Geschichte zu unterstützen.</text:p>
      <text:p text:style-name="P39"/>
      <text:p text:style-name="P24"/>
      <text:p text:style-name="P42"/>
      <text:p text:style-name="P43">Charakterdesign</text:p>
      <text:p text:style-name="P43"/>
      <text:p text:style-name="P43">Historischer Kontext und Inspiration</text:p>
      <text:p text:style-name="P43"/>
      <text:p text:style-name="P44">Bei der Entwicklung des Charakterdesign gab es verschiedene Aspekte zu beachten, so soll zum einen das Design, die Charakteristika und Unterschiede der einzelnen Charaktere hervorheben und widerspiegeln. Zum anderen wird durch das Design auch eine klare Visuelle Abgrenzung zwischen den verschiedenen Charakteren geschaffen. Auch gab es einen Anspruch, die Kleidung der Charaktere in einem historisch, authentischem Stil zu erschaffen.</text:p>
      <text:p text:style-name="P43"/>
      <text:p text:style-name="P43"/>
      <text:p text:style-name="P44">Der Spieler</text:p>
      <text:p text:style-name="P44"/>
      <text:p text:style-name="P45">Die Spielfigur wurde als Person im mittleren Alter kreiert. Sie trägt einen kurzen Uniformrock des 18ten. Jahrhunderts in roter Farbe. Diese „Rotröcke“, sind ein bekanntes Symbol der britischen Armee, weshalb im Verlaufe der Geschichte, auch bis heute noch Angehörige der britischen Armee als eben solche bezeichnet werden. Der kurze Rotrock, verdeutlicht zum einen die Zugehörigkeit der Spielfigur, zur britischen Armee, er ist kein offizielles Mitglied der East-India-Company und ist somit moralisch unabhängiger, als deren Mitglieder, zum anderen Symbolisiert sie den Status der spielerischen Figur, als „einfacher Schreiber“.</text:p>
      <text:p text:style-name="P45"/>
      <text:p text:style-name="P45">Der Kommandant</text:p>
      <text:p text:style-name="P45"/>
      <text:p text:style-name="P45">Der Kommandant der Mission, wurde trotz seines hohen Ranges als mittelalter Mann konzipiert. Dies soll zum einen den Ehrgeiz symbolisier<text:span text:style-name="T33">en mit dem er sich eine solche Position erarbeitet hat, zum anderen symbolisiert es auch seine Unerfahrenheit und seine Amoralität. Er trägt einen aufwendigen blauen Uniformrock und eine weiße Perücke, zwei Kleidungstücke die ihm ein fast Aristokratisches Aussehen geben. Zum einen Distanziert er sich mit dieser Kleidung, von seinen mitreisenden Personen, er ist ihre Führungsperson und sie sind seine Untergebenen, zum anderen ist er auch die Person die durch ihr „zivilisiertes Auftreten“ am meisten im Kontrast zur „Wildnis“ des Dschungels steht.</text:span></text:p>
      <text:p text:style-name="P45"/>
      <text:p text:style-name="P46">Der Skipper</text:p>
      <text:p text:style-name="P46"/>
      <text:p text:style-name="P46">Der Skipper ist sowohl der erfahrenste als auch <text:span text:style-name="T34">der ä</text:span>lteste Charakter, <text:s/>an Bord der Mission. <text:span text:style-name="T34">Sein langer Bart symbolisiert Weisheit und Erfahrung. Er trägt einen dunkel-violetten Uniformrock. Zwar wurde die Kleidungswahl des Skippers, durch die historische Uniform der Marinesoldaten der East-India-Company beeinflusst, deren Marinepersonal trug auch violette Uniformröcke trug.</text:span></text:p>
      <text:p text:style-name="P46"/>
      <text:p text:style-name="P47">Der Sepoy</text:p>
      <text:p text:style-name="P46"><text:soft-page-break/></text:p>
      <text:p text:style-name="P47">Der Sepoy ist wie der Spielerdcharakter, auch Mitglied der britischen Armee und trägt somit einen roten Uniformrock, jedoch unterscheidensich beide Charaktere erhablich, da der Sepoy einen für seine Kultur üblichen blauen Turban und kurze gemusterte blaue Hosen trägt. Diese Art der Uniform, mit kurzen Hosen war unter den indischen Hilfstruppen, im britischen Empire weit verbreitet. </text:p>
      <text:p text:style-name="P46"/>
      <text:p text:style-name="P46"/>
      <text:p text:style-name="P48">Der Ranger</text:p>
      <text:p text:style-name="P48"><text:line-break/>Der Ranger Trägt einen grünen, zerschlißenen Uniformrock. Die Kleidung des Rangers entspricht, der Uniform der sogenanten Rogers Rangers, einer britisch-amerikanischen Jägereinheit, die im späten 17ten Jahrhundert gegründet wurde. Die Kleidung des Rangers kennzeichnet ihn als Außenseiter, während sämtliche Andere Chraktere die Kleidung tragen, die ihrer Position unterstreicht, trägt der Ranger als Offizier immer noch die selbe Kleidung, die er als einfacher Solat trug. Dieses //querulantentum unterstreicht seine millitärische Erfahrung und moralische und emotionale Distanziertheit von den Konfentionen der Zeit.</text:p>
      <text:p text:style-name="P46"/>
      <text:p text:style-name="P48"><text:line-break/></text:p>
      <text:p text:style-name="P60"/>
      <text:p text:style-name="P60"/>
      <text:p text:style-name="P35">Pixelation-Stil</text:p>
      <text:p text:style-name="P35"/>
      <text:p text:style-name="P35">Pixelation ist ein häufiger verwendeter Stil im Indie-Game Bereich, der dem Spiel einen look geben soll, der dem der 16bit Spielen entspricht.</text:p>
      <text:p text:style-name="P35">Dieser Stil wurde aus persönlichen Gründen verwendet, da ich mit ihm einen gewissen Bezug zu alten Adventure-Spielen wie „Monkey Island“ von // herstellen will.</text:p>
      <text:p text:style-name="P35"/>
      <text:p text:style-name="P42"/>
      <text:p text:style-name="P42"/>
      <text:p text:style-name="P49">Dampfschiff-Design</text:p>
      <text:p text:style-name="P49"/>
      <text:p text:style-name="P50">Historischer-Kontext <text:span text:style-name="T35">und Inspiration</text:span></text:p>
      <text:p text:style-name="P50"><text:line-break/>In Bezug auf den geschichtlichen Kontext, gibt es mit der Existenz des Dampfschiffes eine <text:s text:c="2"/>historische Inkorrektheit, da die Geschichte der Spieledemo im Jahr 1773 spielt, die ersten <text:s/>Dampfschiffe, aber erst gegen 1790 aufkamen.</text:p>
      <text:p text:style-name="P50">Denoch orientiert sich das <text:span text:style-name="T36">Design des Dampfschiffes stark an einem der ersten gebauten Dampfschiffen der //Dunvas?//. Das Schiff besteht <text:s/>aus einem einfachen Oberdeck und Schaufelrad, der Maschinenraum befinden sich unter Deck. Wärend der Entwicklung wurde in Betracht gezogen, eine Kabine, oder ein Unterdeck hinzuzufügen. Dies wurde auch grafisch ausgearbeitet, jedoch wieder verworfen, da ein Wechsel der Szenerie, den Spielfluss zu sehr stören würde.</text:span></text:p>
      <text:p text:style-name="P50"/>
      <text:p text:style-name="P50"/>
      <text:p text:style-name="P51">Die Idigene Bevölkerung</text:p>
      <text:p text:style-name="P52"/>
      <text:p text:style-name="P53">Das Design der Indigenen Bevölkerung, die in der Spieledemo auftritt, wurde von den Stämmen der Naga inspiriert, die im indischen Bundestaat Nagaland leben.</text:p>
      <text:p text:style-name="P54">Wie auch die Indigene Bevölkerung in der Spieledemo, so lebten auch die Stämme der Naga lange Zeit isoliert von anderen Kulturen und Nagaland, war eine der letzten Regionen, die das britische Empire besezte.</text:p>
      <text:p text:style-name="P54"><text:soft-page-break/></text:p>
      <text:p text:style-name="P55">Die auftretenden Indigenen-Einwohner tragen zum Teil traditionelle Kleidung, wie Tücher und Lednenschürze <text:span text:style-name="T37">und</text:span> sind <text:span text:style-name="T37">mit typischen Waffen Indigener Stämme wie Speere, Äxte, Schilde oder Bögen bewaffnet, zum anderen Teil sind sie mit britischen Uniformröcken, oder Musketen bewaffnet, die sie vermutlich den besiegten Soldaten, der britischen Armee abgenohmen haben.</text:span></text:p>
      <text:p text:style-name="P55"/>
      <text:p text:style-name="P55"/>
      <text:p text:style-name="P56">Setting Design</text:p>
      <text:p text:style-name="P56"/>
      <text:p text:style-name="P57">Die gesamte Spieldemo findet in einem Dschungelgebiet statt, da auch die Handlung der Literarischen Vorlage „Herz der Finsternis“ zum größten Teil in einem Dschungel spielt. Als Inspiration wurden diverse Bilder verschiedener Dschungel in Bangladesh und Ost-Indischen-Bundestaaten wie // bundestaaten einfügen//, gewählt, da in diesem Gebiet, die Geschichte theoretisch gesehen stattfinden könnte.</text:p>
      <text:p text:style-name="P57"/>
      <text:p text:style-name="P57">Game Design 6.9. Zielplattform In Bezug auf potentielle Zielplattformen, würden dem fertigen Spiele eine Vielzahl an Möglichkeiten offen stehen. Das Werkstück wurde nur für die Benutzung eines Computers programmiert, da dieses Medium die besten Voraussetzungen für Leistung und Performance mit sich bringt. Jedoch wären wohl weitere Zielplattformen, auf denen eine Veröffentlichung Potential bergen würde, Smartphones und Tabletts. Die einfache Steuerung und die geringen Leistungsanforderungen des Spiels, würden sich perfekt für mobile Endgeräte eigenen. Zudem gibt es in diesem Bereich vergleichsweise wenig Spiele, die eine tiefer-greifende Story bieten. Eine Umsetzung wäre auf anderen Plattformen, wie beispielsweise Videospielkonsolen denkbar, jedoch würden sich hier die meisten Elemente, insbesondere in Bezug auf eine innovative Nutzung, kaum von der Version für die Benutzung auf einem Computer unterscheiden. Gameplay Da sich wie in // erwähnt das der Hauptfokus des Spiel auf das immersive erleben einer Geschichte und der Konzeption einer Glaubhaften Spielewelt Konzentriert, besteht das eigentliche Gameplay aus einigen wenigen Funktionen. Der Spieler übernimmt die Rolle einer Spielefigur, die er mit den Pfeiltasten, oder den „W“,“A“,“S“,“D“-Tasten über ein Dampfschiff bewegen kann. Der Spieler kann das Dampfschiff im realisierten Werkstück nicht verlassen. Auf dem Dampfschiff befinden sich weitere Personen. Bewegt sich der Spieler zu einer dieser Personen ann er durch das betätigen der Leertaste ein Gespräch mit diesen Charakteren beginnen. Beginnt der Charakter ein Gespräch mit einem Charakter, wird der Dialog, der beteiligten Charaktere in einer Dialog-Box am unteren Ende des Bildschirms angezeigt. Der Spieler kann durch betätigen der Leertasten, sich durch die einzelnen Zeilen Des Dialoges weiterklicken. Durch verschiedene Bedingungen, wie Beispielsweise einem vollendeten Gespräch mit sämtlichen an Bord befindlichen Charateren, können Ereignisse ausgelösst werden. Diese Ereignisse, tragen meistens indirekt, oder direkt zur Entwicklung der Geschichte bei. Die Gesrächsdialoge, werden abhängig von den vorkommenden Ereignissen, geupdated, so das sich der Spielecharakter, immer wieder mit den anderen Charakteren unterhalten muss um das Spielgeschehen voran zu bringen. Durch die aktivierung bestimmter Ereignisse, werden auch sog. Cutscenes ausgelöst. Diese sollen meistens ein Gespräch der Besatzung, während eines aktiven Ereignisses darstellen. Während dieser Cutscenes, kann der Spieler snicht aktiv in das Gespräch eingreifen, da hier meistens, für den verlauf der Geschichte essenziell wichtige Punkte erläutert werden und ein Eingreifen des Spieler, den Spannungsaufbau, massiv stören würde. In der realisierten Werkstückversion, hat es keine Auswirkungen in welcher Reihenfolge sich der Spieler mit den Mitgliedern der Besatzung unterhält. Der Spieler kann auch keine Unterschiedlichen Dialog-Antworten auswählen, da eine implementierung dieser Funktionen, denn gesetzten Zeitrahmen für die Informationstechnische Umsetzung überschritten hätten. In einer vollständig realisierten Version des Spiels, wäre es jedoch möglich in Gesprächen den Charakteren unterschiedliche Antworten zu geben, welche entsprechend den Verlauf der Geschichte beeinflussen würden. In der realisierten Demoversion, gibt es für das realisierte Level, einen linearen Spieleablauf, der Spieler hat keinen direkten Einfluss darauf, wie sich das Spiel entwickelt. </text:p>
      <text:p text:style-name="P34"><text:soft-page-break/>Audio</text:p>
      <text:p text:style-name="P34"/>
      <text:p text:style-name="P34"/>
      <text:p text:style-name="P30">Tools</text:p>
      <text:p text:style-name="P31"/>
      <text:p text:style-name="P31">Die technische Realisierung des Werkstückes lässt sich grundsätzlich in zwei Bereiche unterteilen, </text:p>
      <text:p text:style-name="P95"><text:span text:style-name="T66">zum einen die Design-technische Realisierung, zum anderen die </text:span>Informationstechni<text:span text:style-name="T66">sche Realisierung. </text:span></text:p>
      <text:p text:style-name="P95"/>
      <text:p text:style-name="P85">Design</text:p>
      <text:p text:style-name="P85"/>
      <text:p text:style-name="P85">Die Design-technischen Komponenten des Werkstückes wurden Komplett durch das Programm „Adobe Photoshop“, der Firma Adobe erarbeitet. Dieses Tool wurde gewählt, da es eine sehr gute Auswahl an verschiedenen Funktionen zur digitalen Bildbearbeitung bietet und eine der am häufigsten genutzten Software im Bereich der digitalen Bildbearbeitung ist//gegebenenfalls quelle einfügen//. Dementsprechend groß ist auch die Auswahl an Begleitmaterial (Tutorials) zu dieser Software, die zu Hilfe gezogen werden können, was unter-anderem ein weiterer Grund war dieses Tool zu wählen. Die Auswahl war durchwegs zufrieden stellend und dieses Tool hat sich im Verlauf der Werkstückrealisierung bewährt. Rückblickend wäre es vielleicht effizienter gewesen für manche Aspekte der designtechnischen Realisierung, alternative Tools zu wählen, dennoch konnten alle erstrebten Aspekte zu genügend umgesetzt werden.</text:p>
      <text:p text:style-name="P95"/>
      <text:p text:style-name="P86"/>
      <text:p text:style-name="P86"/>
      <text:p text:style-name="P87">Informationstechnik</text:p>
      <text:p text:style-name="P86"/>
      <text:p text:style-name="P88">Zur Realisierung der Informationstechnischen Aspekte des Werkstückes, sprich der <text:span text:style-name="T67">konkreten</text:span> Programmierung der Videospieldemo, <text:span text:style-name="T68">wurde die <text:s/>//(Spiele-Engine)// „Unity“, der Firma Unity Technologies verwendet. Es wurde die standardmäßige Entwicklungsumgebung, ohne weitere Plugins, oder andere Erweiterung verwendet. </text:span></text:p>
      <text:p text:style-name="P89">„Unity“ wurde gewählt, da es als Entwicklungsumgebung für interaktive <text:span text:style-name="T67">Grafikanwendungen</text:span> eine Vielzahl von <text:span text:style-name="T67">nützlichen </text:span>Tools zur Verfügung stellt <text:span text:style-name="T67">und durch seine gute Bedienbarkeit eine der Einsteiger freundlichsten Entwicklungsumgebungen ist. Zudem bietet Unity die erfordernde Performance für komplexe Programme und ist eine der am weitesten verbreiteten Entwicklungsumgebungen für Videospiele, was wiederum zur Folge hat, dass es auch für dieses Tool eine große Basis an Fachliteratur zur Recherche gibt. Zudem soll hervorgehoben werden, das Unity durch seine weite Verbreitung, eine sehr große Online-Community hervorgebracht hat, die insbesondere bei komplexen Problemlösungen zu Rate gezogen werden kann.</text:span></text:p>
      <text:p text:style-name="P89"/>
      <text:p text:style-name="P95"><text:span text:style-name="T69">Neben verschiedenen implementierten Funktionen, basiert die Funktionsweise von Unity auf sog. „Scripts“, auf Objekte angewandte Programme, welche die Funktionsweise der Anwendung bestimmen. Unity bietet hierfür die Möglichkeit diese Scripte in den drei Programmiersprachen, Unity-Script, C# und Boo zu verfassen. Es sollte erwähnt werden, das es ratsam ist, um Komplikationen zu vermeiden nur eine Programmiersprache für sämtliche Scripte zu verwenden. Die von mir gewählte Programmiersprache, war c#, eine </text:span>objektorientierte Allzweck-Programmiersprache, <text:span text:style-name="T69">die von der Firma Microsoft entwickelt wurde. C# wurde von mir als </text:span><text:soft-page-break/><text:span text:style-name="T69">favorisierte Programmiersprache gewählt, da sie die eine der am häufigsten benutzen Programmiersprachen in Bezug auf Unity ist //Quelle?// und Ähnlichkeiten zu der Programmiersprache JAVA besitzt, mit der ich bereits programmiert habe. Eine Zeitlang, wurde auch in Betracht gezogen, die Programmiersprache Unity-Script zu wählen, da diese eine Abwandlung der Programmiersprache Java-Script darstellt und mit dieser Programmiersprache bereits persönliche Erfahrungen vorhanden waren. Schlussendlich fiel die Wahl auf C#, da diese Programmiersprache in Bezug auf Unity, sehr performant läuft und eine geringe Fehleranfälligkeit besitzt.</text:span></text:p>
      <text:p text:style-name="P95"/>
      <text:p text:style-name="P90"><text:span text:style-name="T70">Die </text:span><text:s/>Wahl <text:span text:style-name="T70">der</text:span> Informationstechnischen Tools war, <text:s/>durchwegs zufrieden <text:span text:style-name="T70">stellend</text:span>. Da vor <text:span text:style-name="T70">vor</text:span> dem Beginn der Realisierung, des Demo-Levels erst noch vertiefte Ken<text:span text:style-name="T71">n</text:span>tnisse in C# und Unity <text:span text:style-name="T72">angeignet werden</text:span> musste<text:span text:style-name="T70">n</text:span>, <text:span text:style-name="T70">gab es kritische Bedenken,</text:span> ob sich mit <text:span text:style-name="T70">den vorhandenen</text:span> <text:span text:style-name="T70">Kentnissen, eine</text:span> <text:span text:style-name="T70">ausreichend</text:span> <text:span text:style-name="T70">Anzahl, der </text:span>geplante<text:span text:style-name="T70">n</text:span> Aspekte umsetzten lassen würden. Dies <text:span text:style-name="T73">gelang</text:span> jedoch <text:span text:style-name="T74">in einem erheblichen, und zufriedenstellenden Umfang</text:span>.</text:p>
      <text:p text:style-name="P90"/>
      <text:p text:style-name="P91">In der Respektive betrachtet, wäre es in manchen Situationen durchaus Vorteilhaft gewesen auf bereits vorhandene Unity-Erweiterungen zuzugreifen, da <text:span text:style-name="T75">es in der persönlichen Zielsetzung jedoch essentiell war die</text:span> Spiel<text:span text:style-name="T70">inhalte,</text:span> ohne fremde <text:span text:style-name="T75">Inhalte</text:span> <text:span text:style-name="T75">zu produzieren, ist diese Option von vornherein ausgeschlossen worden. </text:span></text:p>
      <text:p text:style-name="P91"/>
      <text:p text:style-name="P92">Workflow</text:p>
      <text:p text:style-name="P92"/>
      <text:p text:style-name="P79">Bevor ich mit der konkreten Umsetzung der Werkarbeit begann, galt es zunächst für diese eine seriösen Zeitplan zu erstellen. Dies war insbesondere notwendig, da ich in den ersten Wochen zunächst noch mein Fachwissen in Unity erweitern musste und es dadurch sehr schwierig war, genau einzuschätzen, ob und in welchem Zeitraum die gewünschten Aspekte des Demolevels umgesetzt werden konnten. Um in dieser Problematik eine bessere Übersicht zu gewinnen, begann ich zunächst ein Minimal-Maximal-Anforderungsprofil zu erstellen.</text:p>
      <text:p text:style-name="P79"/>
      <text:p text:style-name="P79"/>
      <text:p text:style-name="P94">Minimal-Maximal-Anforderungsprofil</text:p>
      <text:p text:style-name="P92"/>
      <text:p text:style-name="P80">Ich erstellte eine Liste mit verschiedenen Aspekten, die das Werkstück beinhalten sollte, anschließend wurden diese Aspekte nach dem Verhältnis ihrer Relevanz und der Technischen Umsetzungsschwierigkeit sortiert. Nun begann ich drei verschiedene Anforderungs-Profile zu erstellen. </text:p>
      <text:p text:style-name="P80"/>
      <text:p text:style-name="P80">Das Minimale<text:span text:style-name="T76">-</text:span>Anforderungsprofil:<text:line-break/>Welche minimalen Aspekte muss das Werkstück <text:span text:style-name="T77">aufweisen</text:span> um <text:span text:style-name="T76">die gesetzten Ziele für die Ausarbeitung des Werkstückes in minimaler Weise zu erfüllen.</text:span></text:p>
      <text:p text:style-name="P80"/>
      <text:p text:style-name="P78">Das Sollte-Anforderungsprofil:</text:p>
      <text:p text:style-name="P78">Welche Aspekte sollte das Werkstück erfüllen um die gesetzten Ziele für die Ausarbeitung in einer zufriedenstellenden Leistung zu erfüllen.</text:p>
      <text:p text:style-name="P78"/>
      <text:p text:style-name="P78">Das Maximal-Anforderungsprofil:</text:p>
      <text:p text:style-name="P78">Wo bestehen die Grenzen in der Umsetzung, welche Aspekte besitzen eine geringe Priorität bzw. sind nicht notwendig für eine zufriedenstellende Umsetzung.</text:p>
      <text:p text:style-name="P78"><text:soft-page-break/></text:p>
      <text:p text:style-name="P93">Informationstechnischer Workflow</text:p>
      <text:p text:style-name="P78"/>
      <text:p text:style-name="P81">Diese Anforderungsprofile legten die Basis für den zeitlichen Rahmen, der Umsetzung des Werkstückes. Es wurden für die informationstechnische Umsetzung, vier verschiedene <text:s/>Prototyp-Modelle entwickelt, welche vier verschiedene Komplexitätsstufen darstellten. </text:p>
      <text:p text:style-name="P78"/>
      <text:p text:style-name="P81">Prototyp-Modell 1: <text:s/>Das an der technischen Komplexität gemessen, simpelste Modell, mit einer geringen Anzahl an technischen Funktionen.</text:p>
      <text:p text:style-name="P78"/>
      <text:p text:style-name="P81">Prototyp-Modell 2: Befriedigende Anzahl an technischen Funktionen und mittlere Komplexität in der technischen Durchführung.</text:p>
      <text:p text:style-name="P78"/>
      <text:p text:style-name="P81">Prototyp-Modell 3: Ein großes Ausmaß an technischen Funktionen, mit <text:s/>einer erheblichen Komplexität in der technischen Durchführung.</text:p>
      <text:p text:style-name="P78"/>
      <text:p text:style-name="P81">Prototyp-Modell 4: Sämtliche erwünschte technische Funktionen, höchste Komplexität der technischen Durchführung.</text:p>
      <text:p text:style-name="P78"/>
      <text:p text:style-name="P78"/>
      <text:p text:style-name="P82">Es wurde ein Zeitlimit von 8 Wochen gesetzt in dessen, Verlauf Kenntnisse für die informationstechnische <text:s/>Umsetzung gewonnen werden sollten. Diese Kenntnisse orientierten sich parallel, an dem für die jeweiligen Prototyp-Modellen benötigten Fachwissen. <text:s/>So wurden zunächst das Fachwissen für die Umsetzung des „Prototyp-Modell 1“ erworben, anschließend in retardierender Weise <text:s/>das Fachwissen für die weiteren Prototyp-Modelle. Nach Ablauf der gesetzten zeitlichen Frist wurde das aneignete Fachwissen, mit den Bedingungen für die Umsetzung der jeweiligen Prototyp-Stufen verglichen und es wurden genug Bedingungen erfüllt um den Prototypen, der Stufe drei umzusetzen.</text:p>
      <text:p text:style-name="P78"/>
      <text:p text:style-name="P83">Im weiteren Verlauf der Erarbeitung des Werkstücks, wurde mit sog.“Meilensteinen“ gearbeitet, welche, die Aspekte der technischen Umsetzung definierten und deren potentiellen zeitlichen Rahmen. Bei Beendigung eines Meilensteins, wurde anschließend ein Feedback verfasst, das sowohl die erzielten Ergebnisse, als auch deren Aufwand/Ergebnis-Verhältnis beurteilte. Mit diesem Feedback, wurden gegebenenfalls weitere Meilensteine angepasst.</text:p>
      <text:p text:style-name="P78"/>
      <text:p text:style-name="P78"><text:span text:style-name="T14">Design</text:span><text:span text:style-name="T15">technischer Workflow</text:span></text:p>
      <text:p text:style-name="P93"/>
      <text:p text:style-name="P78"><text:span text:style-name="T65">Für die Umsetzung, der Designtechnischen Aspekte, wurde ein vergleichbarer Workflow angewendet. Der gravierendste Unterschied besteht darin, dass für die Umsetzung der Graphischen Komponenten, des Werkstücks, bereits das vorhandene Wissen vorhanden war. Dementsprechend, konnte eine vergleichsweise sichere Anforderungsprofile, für die einzelnen Komponenten erstellt werden. Es wurde wie in gleicher Weise zu dem informationstechnischen Workflow auch hier eine Einteilung in Meilensteine vorgenommen, welche dann in der entsprechenden Folge abgearbeitet wurde. </text:span><text:line-break/></text:p>
      <text:p text:style-name="P78"/>
      <text:p text:style-name="P96">Informationstechnische Realisierung</text:p>
      <text:p text:style-name="P96"/>
      <text:p text:style-name="P97"><text:soft-page-break/>Die Szenerie</text:p>
      <text:p text:style-name="P97"/>
      <text:p text:style-name="P97">Unity bietet einen implementierten Editor, in dieseme wird eine sog. Scene dargestellt. In dieser Szene werden sämtliche im Spiel agierenden Gameobjekte Initialisiert und dargestellt.</text:p>
      <text:p text:style-name="P97"/>
      <text:p text:style-name="P97">Gameobjects</text:p>
      <text:p text:style-name="P97">Gameobjekte sind Objekte in der Szene, auf die verschiedene Skripte und andere informationen angefügt werden können. Sämtliche Layer und bla die dargestellt werden sind Gameobjekte.</text:p>
      <text:p text:style-name="P97"/>
      <text:p text:style-name="P97">Die Kamera</text:p>
      <text:p text:style-name="P97">Die Kamera fängt das gesamte geschehen in der Szene ein, da es sich bein dem Werktsück um ein 2D scrollerspiel handelt ist, die Benutzung einer einzigen kamera nötig, die das gesamte Spielgeschehen einfängt. Auf die Kamera wurde ein „Camera-Controller-Script“ angewendet. Dieses Script beherbergt einige Funktionen. Zum einen legt, das Skript fest, dass die Kamera konstant der Spielerfigur folgt. Bewegt sich die Spielerfigur, so bewegt sich auch die Kamera, so ist es unmöglich das die Spielerfigur den Radius der Kamera verlässt. Zudem wurde eine Zoom-Funktion eingebaut, werden die Tasten Q (für Nah-Zoom), oder die Tasten E(für fern Zoom) betätigt, so erweitert sich das Sichtbbild der Kamera und nimmt einen entsprechend größeren, oder kleineren Auschnitt ser Spielszene war.</text:p>
      <text:p text:style-name="P96"/>
      <text:p text:style-name="P97">Die Spielfigur </text:p>
      <text:p text:style-name="P96"/>
      <text:p text:style-name="P98">Die Spielfigur ist ein game-Object namens Player auf das ein skipt names „Player-Controller-Skript“ angewendet wurde. Dieses Skript regelt zum einen die Steuerung des Spielers, je nachdem welche Eingabe der Spieler gibt bewegt sich das Player-Objekt <text:span text:style-name="T78">auf der X- oder Y-Achse durch die Szene. Auch die darstellungen der verschiedenen Animationen, die zudem auf das Player-Obekt angewendet sind, werden duch das Skript gesteuert. Je nachdem welche Aktion der Spieler unternimmt, wird eine Entsprechende vorgefertigte Animation ausgewählt und dargestellt.</text:span></text:p>
      <text:p text:style-name="P99"/>
      <text:p text:style-name="P99">Animationen</text:p>
      <text:p text:style-name="P99"/>
      <text:p text:style-name="P100">Die Unity Engine enthält ein sog. Animator-Tool, mit diesem können Key-Frame<text:span text:style-name="T79">-Animationen erstellt werden. Diese Animationen können durch Skripte auf verschiedene Gegenstände interaktiv angewandt werden.</text:span></text:p>
      <text:p text:style-name="P100"/>
      <text:p text:style-name="P101">Layer</text:p>
      <text:p text:style-name="P102">Als Layer, werden Game-Objekte bezeichnet, denen ein Spite hinzugefügt wurde, und die dazu fungieren die einzelnen Bildebenen im Spiel darzustellen. Die meisten Layer besitzen zudem eigene Skripte, die sie bei aktivierung automatisch, mit einer individuell eingestellten Geschwindigkeit von Links nach rechts wandern lassen. Verlässt ein Sprite den rechten Bildschirmrand, so wird es in der Regel an einem vordefinierten Punkt, außerhalb des Linken Bildschimrandes transformiert und bewegt sich von dort aus wieder nach rechts, über den Bildschirm und der Vorgang wiederholt sich.</text:p>
      <text:p text:style-name="P102">Die <text:span text:style-name="T80">Layer-Skripte, geben den Layern verschiedene Eigenschaften, beislpielsweise die Geschwindigkeit, mit der sie sich bewegen, die Layer-Ordnung bestimmt welche Überdeckung der Layer bestimmt, oder verschiedene Transformationsoptionen, beispielsweise werden manche Skripte an eine bestimmten Position und manche Layer an einer zufälligen Position transformiert.</text:span></text:p>
      <text:p text:style-name="P102"/>
      <text:p text:style-name="P103">Der Layer Manager</text:p>
      <text:p text:style-name="P103">Dieses Skript handelt, den Einsatz der verschiedenen Layer, es besitzt eine Vielzahl an verschiedenen Aktivierungsunktionen, welche das jeweilige Layer aktivieren. Somit müssen anderen Skripten nicht die einzelnen, zu aktivierenden Layer hinzugefügt werden, der Layer-Manager übernihmt das für sie.</text:p>
      <text:p text:style-name="P103"><text:soft-page-break/></text:p>
      <text:p text:style-name="P103">Der Scene-Event-Manager</text:p>
      <text:p text:style-name="P103">Der Scene Event Manager ist das Kernstück Objektverwartlung. Sein Hauptzweck ist die Organisation der Szenerie. Durch eine Switch-Anweisung, bestimmt der Scene Event-Manager, in welcher aktuellen Szene sich das Spiel befindet. <text:span text:style-name="T81">Im SEM werden die Bedingungen für ein ändern der Szene festgelegt. Dabei greift der SEM wiederum auf andere Skripte wie den Dialog-Manager zu und überprüft ob ein ändern der Szene erforderlich ist. Sind die Bedingungen für ein Wechsel der Szene erfüllt, so wird eine Entsprechende Funktion aufgerufen, welche die Switchanweisung, die eingebundenen Variablen und Bedingungen entsprechend ändert. Zudem hat der SEM direkten Zugriff auf den Layer-Manager und kann somit gegebenfalls die passenden Layer aktivieren. Unteranderem greifen eine Vielzahl an anderen Skripten, auf den SEM zu, beispielsweise die einzelnen Dialog-Holder-Skripte, die durch die aktuelle Szene bestimmen, welche Dialogzeilen angezeigt werden müssen.</text:span></text:p>
      <text:p text:style-name="P103"/>
      <text:p text:style-name="P104">Diealog-Holder</text:p>
      <text:p text:style-name="P104">Dialog-Holder-Skripte, sind individuelle Skripte, die eine Vielzahl an unterschiedlichen String<text:span text:style-name="T82">-Listen</text:span> enthalten. Dialog-Holder geben <text:span text:style-name="T82">bei entsprechenden Bedingungen, diese String-Listen an den Dialog-Manager weiter, welcher diese visuell darstellt.</text:span></text:p>
      <text:p text:style-name="P105">Bei den Dialog-Holdern wird in Charakter-Dialog-Holder und Cutscenes unterschieden. Charakter-Dialog-Holder, <text:span text:style-name="T83">sind auf die verschiedenen Charaktere angewandt, mit denen sich der Spieler unterhalten kann. Cutscenes werden auf Objekte mit einem 2D-Collider-Trigger angewandt, welche wiederum auf verschiedene Event-Layer angewandt werden.</text:span></text:p>
      <text:p text:style-name="P103"/>
      <text:p text:style-name="P106"/>
      <text:p text:style-name="P106"/>
      <text:p text:style-name="P106">Der Dialog Manager</text:p>
      <text:p text:style-name="P106">Der Dialog-Manager rege<text:span text:style-name="T84">lt, das aktivieren und Anzeigen, der Dialogbox. Wird der Manager durch ein Dialog-Holder-Skript aktiviert, so übergibt dieser Holder dem Manager einen Liste mit Strings. Der manager wiederum wählt aus dieser Liste den aktuellen Dialog-String und damit die aktuelle Dialogzeile aus. Wird ein Dialog aktiviert, so aktiviert der Dialog-Manager, entsprechende UI-Elemente, welche wiederum den aktuellen Dialog-String visuell wiedergeben. </text:span></text:p>
      <text:p text:style-name="P106"/>
      <text:p text:style-name="P103"/>
      <text:p text:style-name="P103"/>
      <text:p text:style-name="P101"/>
      <text:p text:style-name="P101"/>
      <text:p text:style-name="P99"/>
      <text:p text:style-name="P99"/>
      <text:p text:style-name="P99"/>
      <text:p text:style-name="P99">Dialog </text:p>
      <text:p text:style-name="P99"/>
      <text:p text:style-name="P84">Scene-EventManager <text:s/>- <text:s/>Dialog-Manager - <text:s/></text:p>
      <text:p text:style-name="P34"/>
      <text:p text:style-name="P34"/>
      <text:p text:style-name="P3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7:51:22.150000000</meta:creation-date>
    <meta:generator>LibreOffice/5.3.7.2$Windows_X86_64 LibreOffice_project/6b8ed514a9f8b44d37a1b96673cbbdd077e24059</meta:generator>
    <dc:date>2018-01-23T19:02:27.781000000</dc:date>
    <meta:editing-duration>PT1H7M49S</meta:editing-duration>
    <meta:editing-cycles>4</meta:editing-cycles>
    <meta:document-statistic meta:table-count="0" meta:image-count="0" meta:object-count="0" meta:page-count="17" meta:paragraph-count="186" meta:word-count="6701" meta:character-count="49606" meta:non-whitespace-character-count="42999"/>
  </office:meta>
</office:document-meta>
</file>